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70C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70C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2060"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B0F0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B0F0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002060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333333" style:font-name="Georgia" style:font-name-asian="Georgia" style:font-name-complex="Georgia" style:font-family-generic="roman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0000" style:font-name="Georgia" style:font-name-asian="Georgia" style:font-name-complex="Georgia" style:font-family-generic="roman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1F1F1F" style:font-name="Georgia" style:font-name-asian="Georgia" style:font-name-complex="Georgia" style:font-family-generic="roman"/>
    </style:style>
    <style:style style:name="ce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wrap-option="wrap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9C0006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3F3F76"/>
    </style:style>
    <style:style style:name="ce3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9C6500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333333"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4" style:family="table-cell" style:parent-style-name="Default" style:data-style-name="N0">
      <style:table-cell-properties fo:border="thin solid #000000" fo:background-color="transparent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002060" style:repeat-content="false"/>
      <style:paragraph-properties fo:text-align="center"/>
      <style:text-properties fo:color="#FFFFFF" style:font-name="Georgia" style:font-name-asian="Georgia" style:font-name-complex="Georgia" style:font-family-generic="roman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4F81BD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5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6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17365D" style:repeat-content="false"/>
      <style:paragraph-properties fo:text-align="center"/>
      <style:text-properties fo:color="#FFFFFF" style:font-name="Georgia" style:font-name-asian="Georgia" style:font-name-complex="Georgia" style:font-family-generic="roman"/>
    </style:style>
    <style:style style:name="ce6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69" style:family="table-cell" style:parent-style-name="Default" style:data-style-name="N0">
      <style:table-cell-properties fo:border="thin solid #000000" style:vertical-align="middle" fo:background-color="#17365D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fo:color="#000000" style:font-name="Georgia" style:font-name-asian="Georgia" style:font-name-complex="Georgia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7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ED7D31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8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o1" style:family="table-column">
      <style:table-column-properties fo:break-before="auto" style:column-width="11.4035416666667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16.66875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4.73604166666667cm"/>
    </style:style>
    <style:style style:name="co10" style:family="table-column">
      <style:table-column-properties fo:break-before="auto" style:column-width="5.66208333333333cm"/>
    </style:style>
    <style:style style:name="co11" style:family="table-column">
      <style:table-column-properties fo:break-before="auto" style:column-width="5.37104166666667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7.09083333333333cm"/>
    </style:style>
    <style:style style:name="co14" style:family="table-column">
      <style:table-column-properties fo:break-before="auto" style:column-width="3.54541666666667cm"/>
    </style:style>
    <style:style style:name="co15" style:family="table-column">
      <style:table-column-properties fo:break-before="auto" style:column-width="4.81541666666667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4.97416666666667cm"/>
    </style:style>
    <style:style style:name="co18" style:family="table-column">
      <style:table-column-properties fo:break-before="auto" style:column-width="4.048125cm"/>
    </style:style>
    <style:style style:name="co19" style:family="table-column">
      <style:table-column-properties fo:break-before="auto" style:column-width="1.79916666666667cm"/>
    </style:style>
    <style:style style:name="co20" style:family="table-column">
      <style:table-column-properties fo:break-before="auto" style:column-width="6.72041666666667cm"/>
    </style:style>
    <style:style style:name="co21" style:family="table-column">
      <style:table-column-properties fo:break-before="auto" style:column-width="7.24958333333333cm"/>
    </style:style>
    <style:style style:name="co22" style:family="table-column">
      <style:table-column-properties fo:break-before="auto" style:column-width="5.68854166666667cm"/>
    </style:style>
    <style:style style:name="co23" style:family="table-column">
      <style:table-column-properties fo:break-before="auto" style:column-width="5.3975cm"/>
    </style:style>
    <style:style style:name="co24" style:family="table-column">
      <style:table-column-properties fo:break-before="auto" style:column-width="9.68375cm"/>
    </style:style>
    <style:style style:name="co25" style:family="table-column">
      <style:table-column-properties fo:break-before="auto" style:column-width="7.32895833333333cm"/>
    </style:style>
    <style:style style:name="co26" style:family="table-column">
      <style:table-column-properties fo:break-before="auto" style:column-width="10.5304166666667cm"/>
    </style:style>
    <style:style style:name="co27" style:family="table-column">
      <style:table-column-properties fo:break-before="auto" style:column-width="3.46604166666667cm"/>
    </style:style>
    <style:style style:name="co28" style:family="table-column">
      <style:table-column-properties fo:break-before="auto" style:column-width="3.96875cm"/>
    </style:style>
    <style:style style:name="co29" style:family="table-column">
      <style:table-column-properties fo:break-before="auto" style:column-width="7.83166666666667cm"/>
    </style:style>
    <style:style style:name="co30" style:family="table-column">
      <style:table-column-properties fo:break-before="auto" style:column-width="5.318125cm"/>
    </style:style>
    <style:style style:name="co31" style:family="table-column">
      <style:table-column-properties fo:break-before="auto" style:column-width="5.794375cm"/>
    </style:style>
    <style:style style:name="co32" style:family="table-column">
      <style:table-column-properties fo:break-before="auto" style:column-width="9.286875cm"/>
    </style:style>
    <style:style style:name="co33" style:family="table-column">
      <style:table-column-properties fo:break-before="auto" style:column-width="6.13833333333333cm"/>
    </style:style>
    <style:style style:name="co34" style:family="table-column">
      <style:table-column-properties fo:break-before="auto" style:column-width="2.56645833333333cm"/>
    </style:style>
    <style:style style:name="co35" style:family="table-column">
      <style:table-column-properties fo:break-before="auto" style:column-width="7.064375cm"/>
    </style:style>
    <style:style style:name="co36" style:family="table-column">
      <style:table-column-properties fo:break-before="auto" style:column-width="5.87375cm"/>
    </style:style>
    <style:style style:name="co37" style:family="table-column">
      <style:table-column-properties fo:break-before="auto" style:column-width="8.09625cm"/>
    </style:style>
    <style:style style:name="co38" style:family="table-column">
      <style:table-column-properties fo:break-before="auto" style:column-width="4.86833333333333cm"/>
    </style:style>
    <style:style style:name="co39" style:family="table-column">
      <style:table-column-properties fo:break-before="auto" style:column-width="4.524375cm"/>
    </style:style>
    <style:style style:name="co40" style:family="table-column">
      <style:table-column-properties fo:break-before="auto" style:column-width="3.492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45.75pt" style:use-optimal-row-height="false" fo:break-before="auto"/>
    </style:style>
    <style:style style:name="ro6" style:family="table-row">
      <style:table-row-properties style:row-height="50.25pt" style:use-optimal-row-height="false" fo:break-before="auto"/>
    </style:style>
    <style:style style:name="ro7" style:family="table-row">
      <style:table-row-properties style:row-height="80.25pt" style:use-optimal-row-height="false" fo:break-before="auto"/>
    </style:style>
    <style:style style:name="ro8" style:family="table-row">
      <style:table-row-properties style:row-height="92.25pt" style:use-optimal-row-height="false" fo:break-before="auto"/>
    </style:style>
    <style:style style:name="ro9" style:family="table-row">
      <style:table-row-properties style:row-height="60.75pt" style:use-optimal-row-height="false" fo:break-before="auto"/>
    </style:style>
    <style:style style:name="ro10" style:family="table-row">
      <style:table-row-properties style:row-height="54pt" style:use-optimal-row-height="false" fo:break-before="auto"/>
    </style:style>
    <style:style style:name="ro11" style:family="table-row">
      <style:table-row-properties style:row-height="63.75pt" style:use-optimal-row-height="false" fo:break-before="auto"/>
    </style:style>
    <style:style style:name="ro12" style:family="table-row">
      <style:table-row-properties style:row-height="66.75pt" style:use-optimal-row-height="false" fo:break-before="auto"/>
    </style:style>
    <style:style style:name="ro13" style:family="table-row">
      <style:table-row-properties style:row-height="83.25pt" style:use-optimal-row-height="false" fo:break-before="auto"/>
    </style:style>
    <style:style style:name="ro14" style:family="table-row">
      <style:table-row-properties style:row-height="81pt" style:use-optimal-row-height="false" fo:break-before="auto"/>
    </style:style>
    <style:style style:name="ro15" style:family="table-row">
      <style:table-row-properties style:row-height="69pt" style:use-optimal-row-height="false" fo:break-before="auto"/>
    </style:style>
    <style:style style:name="ro16" style:family="table-row">
      <style:table-row-properties style:row-height="76.5pt" style:use-optimal-row-height="false" fo:break-before="auto"/>
    </style:style>
    <style:style style:name="ro17" style:family="table-row">
      <style:table-row-properties style:row-height="88.5pt" style:use-optimal-row-height="false" fo:break-before="auto"/>
    </style:style>
    <style:style style:name="ro18" style:family="table-row">
      <style:table-row-properties style:row-height="74.25pt" style:use-optimal-row-height="false" fo:break-before="auto"/>
    </style:style>
    <style:style style:name="ro19" style:family="table-row">
      <style:table-row-properties style:row-height="72.75pt" style:use-optimal-row-height="false" fo:break-before="auto"/>
    </style:style>
    <style:style style:name="ro20" style:family="table-row">
      <style:table-row-properties style:row-height="57pt" style:use-optimal-row-height="false" fo:break-before="auto"/>
    </style:style>
    <style:style style:name="ro21" style:family="table-row">
      <style:table-row-properties style:row-height="81.75pt" style:use-optimal-row-height="false" fo:break-before="auto"/>
    </style:style>
    <style:style style:name="ro22" style:family="table-row">
      <style:table-row-properties style:row-height="108.75pt" style:use-optimal-row-height="false" fo:break-before="auto"/>
    </style:style>
    <style:style style:name="ro23" style:family="table-row">
      <style:table-row-properties style:row-height="161.25pt" style:use-optimal-row-height="false" fo:break-before="auto"/>
    </style:style>
    <style:style style:name="ro24" style:family="table-row">
      <style:table-row-properties style:row-height="156pt" style:use-optimal-row-height="false" fo:break-before="auto"/>
    </style:style>
    <style:style style:name="ro25" style:family="table-row">
      <style:table-row-properties style:row-height="184.5pt" style:use-optimal-row-height="false" fo:break-before="auto"/>
    </style:style>
    <style:style style:name="ro26" style:family="table-row">
      <style:table-row-properties style:row-height="159pt" style:use-optimal-row-height="false" fo:break-before="auto"/>
    </style:style>
    <style:style style:name="ro27" style:family="table-row">
      <style:table-row-properties style:row-height="169.5pt" style:use-optimal-row-height="false" fo:break-before="auto"/>
    </style:style>
    <style:style style:name="ro28" style:family="table-row">
      <style:table-row-properties style:row-height="159.75pt" style:use-optimal-row-height="false" fo:break-before="auto"/>
    </style:style>
    <style:style style:name="ro29" style:family="table-row">
      <style:table-row-properties style:row-height="151.5pt" style:use-optimal-row-height="false" fo:break-before="auto"/>
    </style:style>
    <style:style style:name="ro30" style:family="table-row">
      <style:table-row-properties style:row-height="118.5pt" style:use-optimal-row-height="false" fo:break-before="auto"/>
    </style:style>
    <style:style style:name="ro31" style:family="table-row">
      <style:table-row-properties style:row-height="120pt" style:use-optimal-row-height="false" fo:break-before="auto"/>
    </style:style>
    <style:style style:name="ro32" style:family="table-row">
      <style:table-row-properties style:row-height="108pt" style:use-optimal-row-height="false" fo:break-before="auto"/>
    </style:style>
    <style:style style:name="ro33" style:family="table-row">
      <style:table-row-properties style:row-height="112.5pt" style:use-optimal-row-height="false" fo:break-before="auto"/>
    </style:style>
    <style:style style:name="ro34" style:family="table-row">
      <style:table-row-properties style:row-height="127.5pt" style:use-optimal-row-height="false" fo:break-before="auto"/>
    </style:style>
    <style:style style:name="ro35" style:family="table-row">
      <style:table-row-properties style:row-height="223.5pt" style:use-optimal-row-height="false" fo:break-before="auto"/>
    </style:style>
    <style:style style:name="ro36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  <style:map style:condition="of:cell-content()=&quot;Fail&quot;" style:apply-style-name="cf4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#002060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  <style:map style:condition="of:cell-content()=&quot;Skipped&quot;" style:apply-style-name="cf5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#4F81BD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  <style:map style:condition="of:is-true-formula(LEN(TRIM([.I1]))&gt;0)" style:apply-style-name="cf6" style:base-cell-address="Test_cases.I1"/>
    </style:style>
    <style:style style:name="ce8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  <style:map style:condition="of:is-true-formula(LEN(TRIM([.I1]))&gt;0)" style:apply-style-name="cf6" style:base-cell-address="Test_cases.I1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  <style:map style:condition="of:is-true-formula(LEN(TRIM([.I1]))&gt;0)" style:apply-style-name="cf6" style:base-cell-address="Test_cases.I1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map style:condition="of:is-true-formula(LEN(TRIM([.I1]))&gt;0)" style:apply-style-name="cf6" style:base-cell-address="Test_cases.I1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  <style:map style:condition="of:is-true-formula(LEN(TRIM([.I1]))&gt;0)" style:apply-style-name="cf6" style:base-cell-address="Test_cases.I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High&quot;;&quot;Medium&quot;;&quot;Low&quot;)">
          <table:help-message/>
          <table:error-message table:display="true"/>
        </table:content-validation>
        <table:content-validation table:name="val2" table:condition="of:cell-content-is-in-list(&quot;Functional&quot;;&quot;Regression&quot;;&quot;UAT&quot;;&quot;ALL&quot;)">
          <table:help-message/>
          <table:error-message table:display="true"/>
        </table:content-validation>
        <table:content-validation table:name="val3" table:condition="of:cell-content-is-in-list(&quot;Test results&quot;)">
          <table:help-message/>
          <table:error-message table:display="true"/>
        </table:content-validation>
        <table:content-validation table:name="val4" table:condition="of:cell-content-is-in-list(&quot;Pass&quot;;&quot;Fail&quot;;&quot;Blocked&quot;;&quot;Skipped&quot;;&quot;Untested&quot;)">
          <table:help-message/>
          <table:error-message table:display="true"/>
        </table:content-validation>
        <table:content-validation table:name="val5" table:condition="of:cell-content-is-in-list(&quot;Blocker&quot;;&quot;Critical&quot;;&quot;Major&quot;;&quot;Normal&quot;;&quot;Minor&quot;;&quot;Trivial&quot;;&quot;Enhancement&quot;)">
          <table:help-message/>
          <table:error-message table:display="true"/>
        </table:content-validation>
        <table:content-validation table:name="val6" table:condition="of:cell-content-is-in-list(&quot;Admin&quot;;&quot;User&quot;)">
          <table:help-message/>
          <table:error-message table:display="true"/>
        </table:content-validation>
        <table:content-validation table:name="val7" table:condition="of:cell-content-is-in-list(&quot;Blocker&quot;;&quot;Critical&quot;;&quot;Major&quot;;&quot;Normal&quot;;&quot;Minor&quot;;&quot;Trivial&quot;;&quot;Enhancement&quot;)">
          <table:help-message/>
          <table:error-message table:display="true"/>
        </table:content-validation>
        <table:content-validation table:name="val8" table:condition="of:cell-content-is-in-list(&quot;Confirmed&quot;;&quot;Resolved and Verifies&quot;;&quot;Feature Removed&quot;)">
          <table:help-message/>
          <table:error-message table:display="true"/>
        </table:content-validation>
        <table:content-validation table:name="val9" table:condition="of:cell-content-is-in-list(&quot;New&quot;;&quot;Accepted&quot;;&quot;Rejected&quot;;&quot;Closed&quot;)">
          <table:help-message/>
          <table:error-message table:display="true"/>
        </table:content-validation>
      </table:content-validations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2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number-rows-repeated="5" table:style-name="ro1">
          <table:table-cell table:number-columns-repeated="16384"/>
        </table:table-row>
        <table:table-row table:style-name="ro2">
          <table:table-cell office:value-type="string" table:style-name="ce2">
            <text:p>Project Name</text:p>
          </table:table-cell>
          <table:table-cell office:value-type="string" table:style-name="ce3">
            <text:p>:</text:p>
          </table:table-cell>
          <table:table-cell office:value-type="string" table:style-name="ce4">
            <text:p>Demand Note Automation Software of BTRC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Test Developed by</text:p>
          </table:table-cell>
          <table:table-cell office:value-type="string" table:style-name="ce3">
            <text:p>:</text:p>
          </table:table-cell>
          <table:table-cell office:value-type="string" table:style-name="ce4">
            <text:p>Smaranika Sarke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Test Case Preparation Date</text:p>
          </table:table-cell>
          <table:table-cell office:value-type="string" table:style-name="ce3">
            <text:p>:</text:p>
          </table:table-cell>
          <table:table-cell office:value-type="date" office:date-value="2024-02-04T00:00:00" table:style-name="ce5">
            <text:p>4/2/202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Version</text:p>
          </table:table-cell>
          <table:table-cell office:value-type="string" table:style-name="ce3">
            <text:p>:</text:p>
          </table:table-cell>
          <table:table-cell office:value-type="float" office:value="0.1" table:style-name="ce6">
            <text:p>0.1</text:p>
          </table:table-cell>
          <table:table-cell table:number-columns-repeated="16381"/>
        </table:table-row>
        <table:table-row table:number-rows-repeated="5" table:style-name="ro3">
          <table:table-cell table:style-name="ce1"/>
          <table:table-cell table:style-name="ce7"/>
          <table:table-cell table:number-columns-repeated="16382" table:style-name="ce1"/>
        </table:table-row>
        <table:table-row table:style-name="ro3">
          <table:table-cell office:value-type="string" table:style-name="ce8">
            <text:p>Total scenarios</text:p>
          </table:table-cell>
          <table:table-cell office:value-type="string" table:style-name="ce7">
            <text:p>:</text:p>
          </table:table-cell>
          <table:table-cell office:value-type="string" table:style-name="ce9">
            <text:p>TS-40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Total Test case</text:p>
          </table:table-cell>
          <table:table-cell office:value-type="string" table:style-name="ce7">
            <text:p>:</text:p>
          </table:table-cell>
          <table:table-cell office:value-type="string" table:style-name="ce9">
            <text:p>TC-356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Test case with steps</text:p>
          </table:table-cell>
          <table:table-cell office:value-type="string" table:style-name="ce7">
            <text:p>:</text:p>
          </table:table-cell>
          <table:table-cell table:style-name="ce9"/>
          <table:table-cell table:number-columns-repeated="16381"/>
        </table:table-row>
        <table:table-row table:style-name="ro3">
          <table:table-cell table:style-name="ce8"/>
          <table:table-cell table:style-name="ce7"/>
          <table:table-cell table:style-name="ce9"/>
          <table:table-cell table:number-columns-repeated="16381"/>
        </table:table-row>
        <table:table-row table:style-name="ro4">
          <table:table-cell office:value-type="string" table:style-name="ce8">
            <text:p>Total Passed test case</text:p>
          </table:table-cell>
          <table:table-cell office:value-type="string" table:style-name="ce7">
            <text:p>:</text:p>
          </table:table-cell>
          <table:table-cell office:value-type="string" table:style-name="ce9">
            <text:p>TC-340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Total Failed test case</text:p>
          </table:table-cell>
          <table:table-cell office:value-type="string" table:style-name="ce7">
            <text:p>:</text:p>
          </table:table-cell>
          <table:table-cell office:value-type="string" table:style-name="ce9">
            <text:p>TC-12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Total blocked test case</text:p>
          </table:table-cell>
          <table:table-cell office:value-type="string" table:style-name="ce7">
            <text:p>:</text:p>
          </table:table-cell>
          <table:table-cell table:style-name="ce9"/>
          <table:table-cell table:number-columns-repeated="16381"/>
        </table:table-row>
        <table:table-row table:style-name="ro4">
          <table:table-cell office:value-type="string" table:style-name="ce8">
            <text:p>Total untested</text:p>
          </table:table-cell>
          <table:table-cell office:value-type="string" table:style-name="ce7">
            <text:p>:</text:p>
          </table:table-cell>
          <table:table-cell table:style-name="ce9"/>
          <table:table-cell table:number-columns-repeated="16381"/>
        </table:table-row>
        <table:table-row table:style-name="ro4">
          <table:table-cell office:value-type="string" table:style-name="ce10">
            <text:p>Total</text:p>
          </table:table-cell>
          <table:table-cell office:value-type="string" table:style-name="ce7">
            <text:p>:</text:p>
          </table:table-cell>
          <table:table-cell office:value-type="float" office:value="0" table:formula="of:=SUM([.C19:.C22])" table:style-name="ce11">
            <text:p>0</text:p>
          </table:table-cell>
          <table:table-cell table:number-columns-repeated="16381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966" table:style-name="ro4">
          <table:table-cell table:number-columns-repeated="16384"/>
        </table:table-row>
        <table:table-row table:number-rows-repeated="1047578" table:style-name="ro1">
          <table:table-cell table:number-columns-repeated="16384"/>
        </table:table-row>
      </table:table>
      <table:table table:name="Test_Scenarios" table:style-name="ta2"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4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5">
          <table:table-cell office:value-type="string" table:style-name="ce12">
            <text:p>Test Scenario No.</text:p>
          </table:table-cell>
          <table:table-cell office:value-type="string" table:style-name="ce12">
            <text:p>User Type</text:p>
          </table:table-cell>
          <table:table-cell office:value-type="string" table:style-name="ce12">
            <text:p>Module</text:p>
          </table:table-cell>
          <table:table-cell office:value-type="string" table:style-name="ce12">
            <text:p>SubModule</text:p>
          </table:table-cell>
          <table:table-cell office:value-type="string" table:style-name="ce12">
            <text:p>Sub-Submodule</text:p>
          </table:table-cell>
          <table:table-cell office:value-type="string" table:style-name="ce12">
            <text:p>Sub-Sub-Submodule</text:p>
          </table:table-cell>
          <table:table-cell office:value-type="string" table:style-name="ce12">
            <text:p>Test Scenario</text:p>
          </table:table-cell>
          <table:table-cell office:value-type="string" table:style-name="ce12">
            <text:p>TC</text:p>
          </table:table-cell>
          <table:table-cell office:value-type="string" table:style-name="ce12">
            <text:p>POC</text:p>
          </table:table-cell>
          <table:table-cell office:value-type="string" table:content-validation-name="val1" table:style-name="ce12">
            <text:p>Priority</text:p>
          </table:table-cell>
          <table:table-cell office:value-type="string" table:style-name="ce12">
            <text:p>Planned Execution Date</text:p>
          </table:table-cell>
          <table:table-cell office:value-type="string" table:style-name="ce12">
            <text:p>Actual Execution Date</text:p>
          </table:table-cell>
          <table:table-cell table:number-columns-repeated="14" table:style-name="ce13"/>
          <table:table-cell table:number-columns-repeated="16358"/>
        </table:table-row>
        <table:table-row table:style-name="ro5">
          <table:table-cell office:value-type="string" table:style-name="ce14">
            <text:p>TS001</text:p>
          </table:table-cell>
          <table:table-cell office:value-type="string" table:number-columns-spanned="1" table:number-rows-spanned="2" table:style-name="ce40">
            <text:p>Login</text:p>
          </table:table-cell>
          <table:table-cell office:value-type="string" table:number-columns-spanned="1" table:number-rows-spanned="40" table:style-name="ce41">
            <text:p>Demand Note Automation Management System</text:p>
          </table:table-cell>
          <table:table-cell office:value-type="string" table:style-name="ce15">
            <text:p>BTRC Login</text:p>
          </table:table-cell>
          <table:table-cell table:number-columns-repeated="2" table:style-name="ce16"/>
          <table:table-cell office:value-type="string" table:style-name="ce15">
            <text:p>BTRC Login</text:p>
          </table:table-cell>
          <table:table-cell table:number-columns-repeated="2" table:style-name="ce16"/>
          <table:table-cell table:content-validation-name="val1" table:style-name="ce16"/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02</text:p>
          </table:table-cell>
          <table:covered-table-cell/>
          <table:covered-table-cell/>
          <table:table-cell office:value-type="string" table:style-name="ce15">
            <text:p>Company Login</text:p>
          </table:table-cell>
          <table:table-cell table:number-columns-repeated="2" table:style-name="ce16"/>
          <table:table-cell office:value-type="string" table:style-name="ce15">
            <text:p>Company Login</text:p>
          </table:table-cell>
          <table:table-cell table:number-columns-repeated="2" table:style-name="ce16"/>
          <table:table-cell table:content-validation-name="val1" table:style-name="ce16"/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03</text:p>
          </table:table-cell>
          <table:table-cell office:value-type="string" table:number-columns-spanned="1" table:number-rows-spanned="36" table:style-name="ce42">
            <text:p>Admin</text:p>
          </table:table-cell>
          <table:covered-table-cell/>
          <table:table-cell office:value-type="string" table:style-name="ce18">
            <text:p>Dashboard</text:p>
          </table:table-cell>
          <table:table-cell table:style-name="ce18"/>
          <table:table-cell table:style-name="ce15"/>
          <table:table-cell office:value-type="string" table:style-name="ce15">
            <text:p>Dashboard</text:p>
          </table:table-cell>
          <table:table-cell office:value-type="float" office:value="9" table:formula="of:=COUNTIF([Test_cases.A:.A];[Test_Scenarios.A4]&amp;&quot;*&quot;)" table:style-name="ce18">
            <text:p>9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04</text:p>
          </table:table-cell>
          <table:covered-table-cell/>
          <table:covered-table-cell/>
          <table:table-cell office:value-type="string" table:number-columns-spanned="1" table:number-rows-spanned="2" table:style-name="ce41">
            <text:p>Users</text:p>
          </table:table-cell>
          <table:table-cell table:style-name="ce18"/>
          <table:table-cell table:style-name="ce15"/>
          <table:table-cell office:value-type="string" table:style-name="ce15">
            <text:p>User List</text:p>
          </table:table-cell>
          <table:table-cell office:value-type="float" office:value="11" table:formula="of:=COUNTIF([Test_cases.A:.A];[Test_Scenarios.A5]&amp;&quot;*&quot;)" table:style-name="ce18">
            <text:p>11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05</text:p>
          </table:table-cell>
          <table:covered-table-cell/>
          <table:covered-table-cell/>
          <table:covered-table-cell/>
          <table:table-cell table:style-name="ce18"/>
          <table:table-cell table:style-name="ce15"/>
          <table:table-cell office:value-type="string" table:style-name="ce15">
            <text:p>Add New User</text:p>
          </table:table-cell>
          <table:table-cell office:value-type="float" office:value="4" table:formula="of:=COUNTIF([Test_cases.A:.A];[Test_Scenarios.A6]&amp;&quot;*&quot;)" table:style-name="ce18">
            <text:p>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06</text:p>
          </table:table-cell>
          <table:covered-table-cell/>
          <table:covered-table-cell/>
          <table:table-cell office:value-type="string" table:number-columns-spanned="1" table:number-rows-spanned="26" table:style-name="ce41">
            <text:p>Settings</text:p>
          </table:table-cell>
          <table:table-cell office:value-type="string" table:number-columns-spanned="1" table:number-rows-spanned="2" table:style-name="ce41">
            <text:p>Services</text:p>
          </table:table-cell>
          <table:table-cell table:style-name="ce15"/>
          <table:table-cell office:value-type="string" table:style-name="ce15">
            <text:p>Services List</text:p>
          </table:table-cell>
          <table:table-cell office:value-type="float" office:value="11" table:formula="of:=COUNTIF([Test_cases.A:.A];[Test_Scenarios.A7]&amp;&quot;*&quot;)" table:style-name="ce18">
            <text:p>11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07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5">
            <text:p>Add Services<text:s text:c="2"/></text:p>
          </table:table-cell>
          <table:table-cell office:value-type="float" office:value="4" table:formula="of:=COUNTIF([Test_cases.A:.A];[Test_Scenarios.A8]&amp;&quot;*&quot;)" table:style-name="ce18">
            <text:p>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08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Institutes</text:p>
          </table:table-cell>
          <table:table-cell table:style-name="ce15"/>
          <table:table-cell office:value-type="string" table:style-name="ce18">
            <text:p>Institutes List<text:s text:c="2"/></text:p>
          </table:table-cell>
          <table:table-cell office:value-type="float" office:value="14" table:formula="of:=COUNTIF([Test_cases.A:.A];[Test_Scenarios.A9]&amp;&quot;*&quot;)" table:style-name="ce18">
            <text:p>1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09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8">
            <text:p>Add Institutes</text:p>
          </table:table-cell>
          <table:table-cell office:value-type="float" office:value="5" table:formula="of:=COUNTIF([Test_cases.A:.A];[Test_Scenarios.A10]&amp;&quot;*&quot;)" table:style-name="ce18">
            <text:p>5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10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Departments</text:p>
          </table:table-cell>
          <table:table-cell table:style-name="ce15"/>
          <table:table-cell office:value-type="string" table:style-name="ce15">
            <text:p>Departments List</text:p>
          </table:table-cell>
          <table:table-cell office:value-type="float" office:value="11" table:formula="of:=COUNTIF([Test_cases.A:.A];[Test_Scenarios.A11]&amp;&quot;*&quot;)" table:style-name="ce18">
            <text:p>11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11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8">
            <text:p>Add Departments</text:p>
          </table:table-cell>
          <table:table-cell office:value-type="float" office:value="4" table:formula="of:=COUNTIF([Test_cases.A:.A];[Test_Scenarios.A12]&amp;&quot;*&quot;)" table:style-name="ce18">
            <text:p>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12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Designations</text:p>
          </table:table-cell>
          <table:table-cell table:style-name="ce15"/>
          <table:table-cell office:value-type="string" table:style-name="ce15">
            <text:p>Designations list</text:p>
          </table:table-cell>
          <table:table-cell office:value-type="float" office:value="11" table:formula="of:=COUNTIF([Test_cases.A:.A];[Test_Scenarios.A13]&amp;&quot;*&quot;)" table:style-name="ce18">
            <text:p>11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13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8">
            <text:p>Add Designations</text:p>
          </table:table-cell>
          <table:table-cell office:value-type="float" office:value="4" table:formula="of:=COUNTIF([Test_cases.A:.A];[Test_Scenarios.A14]&amp;&quot;*&quot;)" table:style-name="ce18">
            <text:p>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14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Frequency Bands</text:p>
          </table:table-cell>
          <table:table-cell table:style-name="ce15"/>
          <table:table-cell office:value-type="string" table:style-name="ce15">
            <text:p>Frequency Bands list</text:p>
          </table:table-cell>
          <table:table-cell office:value-type="float" office:value="13" table:formula="of:=COUNTIF([Test_cases.A:.A];[Test_Scenarios.A15]&amp;&quot;*&quot;)" table:style-name="ce18">
            <text:p>13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15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5">
            <text:p>Add Frequency Bands</text:p>
          </table:table-cell>
          <table:table-cell office:value-type="float" office:value="4" table:formula="of:=COUNTIF([Test_cases.A:.A];[Test_Scenarios.A16]&amp;&quot;*&quot;)" table:style-name="ce18">
            <text:p>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16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Frequency Charges</text:p>
          </table:table-cell>
          <table:table-cell table:style-name="ce15"/>
          <table:table-cell office:value-type="string" table:style-name="ce15">
            <text:p>Frequency Charges list</text:p>
          </table:table-cell>
          <table:table-cell office:value-type="float" office:value="11" table:formula="of:=COUNTIF([Test_cases.A:.A];[Test_Scenarios.A17]&amp;&quot;*&quot;)" table:style-name="ce18">
            <text:p>11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17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5">
            <text:p>Add Frequency Charges</text:p>
          </table:table-cell>
          <table:table-cell office:value-type="float" office:value="4" table:formula="of:=COUNTIF([Test_cases.A:.A];[Test_Scenarios.A18]&amp;&quot;*&quot;)" table:style-name="ce18">
            <text:p>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18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Power Output Charges</text:p>
          </table:table-cell>
          <table:table-cell table:style-name="ce15"/>
          <table:table-cell office:value-type="string" table:style-name="ce15">
            <text:p>Power Output Charges List</text:p>
          </table:table-cell>
          <table:table-cell office:value-type="float" office:value="13" table:formula="of:=COUNTIF([Test_cases.A:.A];[Test_Scenarios.A19]&amp;&quot;*&quot;)" table:style-name="ce18">
            <text:p>13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19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5">
            <text:p>Add Power Output Charges</text:p>
          </table:table-cell>
          <table:table-cell office:value-type="float" office:value="4" table:formula="of:=COUNTIF([Test_cases.A:.A];[Test_Scenarios.A20]&amp;&quot;*&quot;)" table:style-name="ce18">
            <text:p>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20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Terminal Charges</text:p>
          </table:table-cell>
          <table:table-cell table:style-name="ce15"/>
          <table:table-cell office:value-type="string" table:style-name="ce15">
            <text:p>Terminal Charges list</text:p>
          </table:table-cell>
          <table:table-cell office:value-type="float" office:value="11" table:formula="of:=COUNTIF([Test_cases.A:.A];[Test_Scenarios.A21]&amp;&quot;*&quot;)" table:style-name="ce18">
            <text:p>11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21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5">
            <text:p>Add Terminal Charges</text:p>
          </table:table-cell>
          <table:table-cell office:value-type="float" office:value="4" table:formula="of:=COUNTIF([Test_cases.A:.A];[Test_Scenarios.A22]&amp;&quot;*&quot;)" table:style-name="ce18">
            <text:p>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22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Miscellaneous Charges</text:p>
          </table:table-cell>
          <table:table-cell table:style-name="ce15"/>
          <table:table-cell office:value-type="string" table:style-name="ce15">
            <text:p>Miscellaneous Charges list</text:p>
          </table:table-cell>
          <table:table-cell office:value-type="float" office:value="11" table:formula="of:=COUNTIF([Test_cases.A:.A];[Test_Scenarios.A23]&amp;&quot;*&quot;)" table:style-name="ce18">
            <text:p>11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23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5">
            <text:p>Add Miscellaneous Charges<text:s text:c="2"/></text:p>
          </table:table-cell>
          <table:table-cell office:value-type="float" office:value="4" table:formula="of:=COUNTIF([Test_cases.A:.A];[Test_Scenarios.A24]&amp;&quot;*&quot;)" table:style-name="ce18">
            <text:p>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24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Licence Fee</text:p>
          </table:table-cell>
          <table:table-cell table:style-name="ce15"/>
          <table:table-cell office:value-type="string" table:style-name="ce15">
            <text:p>Licence Fee List</text:p>
          </table:table-cell>
          <table:table-cell office:value-type="float" office:value="11" table:formula="of:=COUNTIF([Test_cases.A:.A];[Test_Scenarios.A25]&amp;&quot;*&quot;)" table:style-name="ce18">
            <text:p>11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25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5">
            <text:p>Add Licence Fee</text:p>
          </table:table-cell>
          <table:table-cell office:value-type="float" office:value="4" table:formula="of:=COUNTIF([Test_cases.A:.A];[Test_Scenarios.A26]&amp;&quot;*&quot;)" table:style-name="ce18">
            <text:p>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26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Groups</text:p>
          </table:table-cell>
          <table:table-cell table:style-name="ce15"/>
          <table:table-cell office:value-type="string" table:style-name="ce15">
            <text:p>Group Records</text:p>
          </table:table-cell>
          <table:table-cell office:value-type="float" office:value="13" table:formula="of:=COUNTIF([Test_cases.A:.A];[Test_Scenarios.A27]&amp;&quot;*&quot;)" table:style-name="ce18">
            <text:p>13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27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5">
            <text:p>Add Groups</text:p>
          </table:table-cell>
          <table:table-cell office:value-type="float" office:value="4" table:formula="of:=COUNTIF([Test_cases.A:.A];[Test_Scenarios.A28]&amp;&quot;*&quot;)" table:style-name="ce18">
            <text:p>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28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Wings</text:p>
          </table:table-cell>
          <table:table-cell table:style-name="ce15"/>
          <table:table-cell office:value-type="string" table:style-name="ce15">
            <text:p>Wings list</text:p>
          </table:table-cell>
          <table:table-cell office:value-type="float" office:value="14" table:formula="of:=COUNTIF([Test_cases.A:.A];[Test_Scenarios.A29]&amp;&quot;*&quot;)" table:style-name="ce18">
            <text:p>14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29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5">
            <text:p>Add Wings</text:p>
          </table:table-cell>
          <table:table-cell office:value-type="float" office:value="5" table:formula="of:=COUNTIF([Test_cases.A:.A];[Test_Scenarios.A30]&amp;&quot;*&quot;)" table:style-name="ce18">
            <text:p>5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30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Service Mapping</text:p>
          </table:table-cell>
          <table:table-cell table:style-name="ce15"/>
          <table:table-cell office:value-type="string" table:style-name="ce15">
            <text:p>Service Mapping list</text:p>
          </table:table-cell>
          <table:table-cell office:value-type="float" office:value="13" table:formula="of:=COUNTIF([Test_cases.A:.A];[Test_Scenarios.A31]&amp;&quot;*&quot;)" table:style-name="ce18">
            <text:p>13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31</text:p>
          </table:table-cell>
          <table:covered-table-cell/>
          <table:covered-table-cell/>
          <table:covered-table-cell/>
          <table:covered-table-cell/>
          <table:table-cell table:style-name="ce15"/>
          <table:table-cell office:value-type="string" table:style-name="ce15">
            <text:p>Add Service Mapping<text:s text:c="2"/></text:p>
          </table:table-cell>
          <table:table-cell office:value-type="float" office:value="3" table:formula="of:=COUNTIF([Test_cases.A:.A];[Test_Scenarios.A32]&amp;&quot;*&quot;)" table:style-name="ce18">
            <text:p>3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32</text:p>
          </table:table-cell>
          <table:covered-table-cell/>
          <table:covered-table-cell/>
          <table:table-cell office:value-type="string" table:number-columns-spanned="1" table:number-rows-spanned="2" table:style-name="ce43">
            <text:p>Application</text:p>
          </table:table-cell>
          <table:table-cell table:style-name="ce18"/>
          <table:table-cell table:style-name="ce15"/>
          <table:table-cell office:value-type="string" table:style-name="ce15">
            <text:p>Application List</text:p>
          </table:table-cell>
          <table:table-cell office:value-type="float" office:value="41" table:formula="of:=COUNTIF([Test_cases.A:.A];[Test_Scenarios.A33]&amp;&quot;*&quot;)" table:style-name="ce18">
            <text:p>41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33</text:p>
          </table:table-cell>
          <table:covered-table-cell/>
          <table:covered-table-cell/>
          <table:covered-table-cell/>
          <table:table-cell table:style-name="ce18"/>
          <table:table-cell table:style-name="ce15"/>
          <table:table-cell office:value-type="string" table:style-name="ce15">
            <text:p>Add Application</text:p>
          </table:table-cell>
          <table:table-cell office:value-type="float" office:value="5" table:formula="of:=COUNTIF([Test_cases.A:.A];[Test_Scenarios.A34]&amp;&quot;*&quot;)" table:style-name="ce18">
            <text:p>5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34</text:p>
          </table:table-cell>
          <table:covered-table-cell/>
          <table:covered-table-cell/>
          <table:table-cell office:value-type="string" table:style-name="ce20">
            <text:p>Demand Notes</text:p>
          </table:table-cell>
          <table:table-cell office:value-type="string" table:style-name="ce18">
            <text:p>Demand Notes</text:p>
          </table:table-cell>
          <table:table-cell table:style-name="ce15"/>
          <table:table-cell office:value-type="string" table:style-name="ce15">
            <text:p>Demand Notes<text:s text:c="2"/></text:p>
          </table:table-cell>
          <table:table-cell office:value-type="float" office:value="20" table:formula="of:=COUNTIF([Test_cases.A:.A];[Test_Scenarios.A35]&amp;&quot;*&quot;)" table:style-name="ce18">
            <text:p>20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35</text:p>
          </table:table-cell>
          <table:covered-table-cell/>
          <table:covered-table-cell/>
          <table:table-cell office:value-type="string" table:number-columns-spanned="1" table:number-rows-spanned="4" table:style-name="ce43">
            <text:p>Reports</text:p>
          </table:table-cell>
          <table:table-cell office:value-type="string" table:style-name="ce21">
            <text:p>Category Wise DNs</text:p>
          </table:table-cell>
          <table:table-cell table:style-name="ce15"/>
          <table:table-cell office:value-type="string" table:style-name="ce21">
            <text:p>Category Wise DNs</text:p>
          </table:table-cell>
          <table:table-cell office:value-type="float" office:value="12" table:formula="of:=COUNTIF([Test_cases.A:.A];[Test_Scenarios.A36]&amp;&quot;*&quot;)" table:style-name="ce18">
            <text:p>12</text:p>
          </table:table-cell>
          <table:table-cell table:style-name="ce18"/>
          <table:table-cell office:value-type="string" table:content-validation-name="val1" table:style-name="ce19">
            <text:p>High</text:p>
          </table:table-cell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36</text:p>
          </table:table-cell>
          <table:covered-table-cell/>
          <table:covered-table-cell/>
          <table:covered-table-cell/>
          <table:table-cell office:value-type="string" table:style-name="ce22">
            <text:p>Charge Expire DNs</text:p>
          </table:table-cell>
          <table:table-cell table:style-name="ce15"/>
          <table:table-cell office:value-type="string" table:style-name="ce22">
            <text:p>Charge Expire DNs</text:p>
          </table:table-cell>
          <table:table-cell table:number-columns-repeated="2" table:style-name="ce18"/>
          <table:table-cell table:content-validation-name="val1" table:style-name="ce19"/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37</text:p>
          </table:table-cell>
          <table:covered-table-cell/>
          <table:covered-table-cell/>
          <table:covered-table-cell/>
          <table:table-cell office:value-type="string" table:style-name="ce22">
            <text:p>Push Notification</text:p>
          </table:table-cell>
          <table:table-cell table:style-name="ce15"/>
          <table:table-cell office:value-type="string" table:style-name="ce22">
            <text:p>Push Notification</text:p>
          </table:table-cell>
          <table:table-cell table:number-columns-repeated="2" table:style-name="ce18"/>
          <table:table-cell table:content-validation-name="val1" table:style-name="ce19"/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38</text:p>
          </table:table-cell>
          <table:covered-table-cell/>
          <table:covered-table-cell/>
          <table:covered-table-cell/>
          <table:table-cell office:value-type="string" table:style-name="ce22">
            <text:p>Radio Eqipments</text:p>
          </table:table-cell>
          <table:table-cell table:style-name="ce15"/>
          <table:table-cell office:value-type="string" table:style-name="ce22">
            <text:p>Radio Eqipments</text:p>
          </table:table-cell>
          <table:table-cell table:number-columns-repeated="2" table:style-name="ce18"/>
          <table:table-cell table:content-validation-name="val1" table:style-name="ce19"/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39</text:p>
          </table:table-cell>
          <table:table-cell office:value-type="string" table:number-columns-spanned="1" table:number-rows-spanned="2" table:style-name="ce42">
            <text:p>Company</text:p>
          </table:table-cell>
          <table:covered-table-cell/>
          <table:table-cell office:value-type="string" table:style-name="ce20">
            <text:p>Dashboard</text:p>
          </table:table-cell>
          <table:table-cell table:style-name="ce18"/>
          <table:table-cell table:style-name="ce15"/>
          <table:table-cell office:value-type="string" table:style-name="ce15">
            <text:p>Company Dashboard</text:p>
          </table:table-cell>
          <table:table-cell table:number-columns-repeated="2" table:style-name="ce18"/>
          <table:table-cell table:content-validation-name="val1" table:style-name="ce19"/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office:value-type="string" table:style-name="ce14">
            <text:p>TS040</text:p>
          </table:table-cell>
          <table:covered-table-cell/>
          <table:covered-table-cell/>
          <table:table-cell office:value-type="string" table:style-name="ce20">
            <text:p>logout</text:p>
          </table:table-cell>
          <table:table-cell table:style-name="ce18"/>
          <table:table-cell table:style-name="ce15"/>
          <table:table-cell office:value-type="string" table:style-name="ce15">
            <text:p>Logout</text:p>
          </table:table-cell>
          <table:table-cell table:number-columns-repeated="2" table:style-name="ce18"/>
          <table:table-cell table:content-validation-name="val1" table:style-name="ce19"/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number-rows-repeated="3" table:style-name="ro5">
          <table:table-cell table:style-name="ce15"/>
          <table:table-cell table:style-name="ce17"/>
          <table:table-cell table:style-name="ce18"/>
          <table:table-cell table:style-name="ce20"/>
          <table:table-cell table:style-name="ce18"/>
          <table:table-cell table:number-columns-repeated="2" table:style-name="ce15"/>
          <table:table-cell table:number-columns-repeated="2" table:style-name="ce18"/>
          <table:table-cell table:content-validation-name="val1" table:style-name="ce19"/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number-rows-repeated="3" table:style-name="ro5">
          <table:table-cell table:style-name="ce15"/>
          <table:table-cell table:style-name="ce17"/>
          <table:table-cell table:style-name="ce18"/>
          <table:table-cell table:number-columns-repeated="2" table:style-name="ce20"/>
          <table:table-cell table:number-columns-repeated="2" table:style-name="ce15"/>
          <table:table-cell table:number-columns-repeated="2" table:style-name="ce18"/>
          <table:table-cell table:content-validation-name="val1" table:style-name="ce19"/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style-name="ro5">
          <table:table-cell table:style-name="ce15"/>
          <table:table-cell table:style-name="ce17"/>
          <table:table-cell table:style-name="ce18"/>
          <table:table-cell table:style-name="ce20"/>
          <table:table-cell table:style-name="ce18"/>
          <table:table-cell table:number-columns-repeated="2" table:style-name="ce15"/>
          <table:table-cell table:number-columns-repeated="2" table:style-name="ce18"/>
          <table:table-cell table:content-validation-name="val1" table:style-name="ce19"/>
          <table:table-cell table:number-columns-repeated="2" table:style-name="ce16"/>
          <table:table-cell table:number-columns-repeated="14" table:style-name="ce14"/>
          <table:table-cell table:number-columns-repeated="16358"/>
        </table:table-row>
        <table:table-row table:number-rows-repeated="6" table:style-name="ro5">
          <table:table-cell table:style-name="ce15"/>
          <table:table-cell table:style-name="ce17"/>
          <table:table-cell table:style-name="ce18"/>
          <table:table-cell table:style-name="ce20"/>
          <table:table-cell table:number-columns-repeated="2"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style-name="ro5">
          <table:table-cell table:style-name="ce15"/>
          <table:table-cell table:style-name="ce17"/>
          <table:table-cell table:style-name="ce18"/>
          <table:table-cell table:number-columns-repeated="2" table:style-name="ce20"/>
          <table:table-cell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number-rows-repeated="4" table:style-name="ro5">
          <table:table-cell table:style-name="ce15"/>
          <table:table-cell table:style-name="ce17"/>
          <table:table-cell table:style-name="ce18"/>
          <table:table-cell table:style-name="ce20"/>
          <table:table-cell table:number-columns-repeated="2"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style-name="ro5">
          <table:table-cell table:style-name="ce15"/>
          <table:table-cell table:style-name="ce17"/>
          <table:table-cell table:style-name="ce18"/>
          <table:table-cell table:style-name="ce20"/>
          <table:table-cell table:style-name="ce23"/>
          <table:table-cell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style-name="ro5">
          <table:table-cell table:style-name="ce15"/>
          <table:table-cell table:style-name="ce17"/>
          <table:table-cell table:style-name="ce18"/>
          <table:table-cell table:style-name="ce20"/>
          <table:table-cell table:number-columns-repeated="2"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style-name="ro5">
          <table:table-cell table:style-name="ce15"/>
          <table:table-cell table:style-name="ce17"/>
          <table:table-cell table:number-columns-repeated="4"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number-rows-repeated="2" table:style-name="ro5">
          <table:table-cell table:style-name="ce15"/>
          <table:table-cell table:style-name="ce20"/>
          <table:table-cell table:style-name="ce18"/>
          <table:table-cell table:number-columns-repeated="2" table:style-name="ce20"/>
          <table:table-cell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style-name="ro5">
          <table:table-cell table:style-name="ce15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style-name="ro5">
          <table:table-cell table:style-name="ce15"/>
          <table:table-cell table:style-name="ce20"/>
          <table:table-cell table:number-columns-repeated="4"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style-name="ro5">
          <table:table-cell table:style-name="ce15"/>
          <table:table-cell table:style-name="ce20"/>
          <table:table-cell table:style-name="ce18"/>
          <table:table-cell table:number-columns-repeated="2" table:style-name="ce20"/>
          <table:table-cell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number-rows-repeated="22" table:style-name="ro5">
          <table:table-cell table:style-name="ce15"/>
          <table:table-cell table:style-name="ce20"/>
          <table:table-cell table:style-name="ce18"/>
          <table:table-cell table:style-name="ce20"/>
          <table:table-cell table:number-columns-repeated="2"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number-rows-repeated="2" table:style-name="ro5">
          <table:table-cell table:style-name="ce15"/>
          <table:table-cell table:style-name="ce20"/>
          <table:table-cell table:number-columns-repeated="4" table:style-name="ce18"/>
          <table:table-cell table:style-name="ce15"/>
          <table:table-cell table:number-columns-repeated="2"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style-name="ro5">
          <table:table-cell table:style-name="ce15"/>
          <table:table-cell table:style-name="ce20"/>
          <table:table-cell table:style-name="ce24"/>
          <table:table-cell table:style-name="ce18"/>
          <table:table-cell table:style-name="ce25"/>
          <table:table-cell table:number-columns-repeated="3" table:style-name="ce26"/>
          <table:table-cell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style-name="ro5">
          <table:table-cell table:style-name="ce15"/>
          <table:table-cell table:style-name="ce20"/>
          <table:table-cell table:style-name="ce24"/>
          <table:table-cell table:style-name="ce27"/>
          <table:table-cell table:style-name="ce25"/>
          <table:table-cell table:number-columns-repeated="3" table:style-name="ce26"/>
          <table:table-cell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number-rows-repeated="2" table:style-name="ro5">
          <table:table-cell table:style-name="ce15"/>
          <table:table-cell table:style-name="ce20"/>
          <table:table-cell table:style-name="ce24"/>
          <table:table-cell table:style-name="ce18"/>
          <table:table-cell table:style-name="ce25"/>
          <table:table-cell table:number-columns-repeated="3" table:style-name="ce26"/>
          <table:table-cell table:style-name="ce18"/>
          <table:table-cell table:content-validation-name="val1" table:style-name="ce19"/>
          <table:table-cell table:number-columns-repeated="16" table:style-name="ce15"/>
          <table:table-cell table:number-columns-repeated="16358"/>
        </table:table-row>
        <table:table-row table:style-name="ro5">
          <table:table-cell table:style-name="ce15"/>
          <table:table-cell table:style-name="ce18"/>
          <table:table-cell table:style-name="ce24"/>
          <table:table-cell table:style-name="ce18"/>
          <table:table-cell table:style-name="ce25"/>
          <table:table-cell table:number-columns-repeated="3" table:style-name="ce26"/>
          <table:table-cell table:style-name="ce18"/>
          <table:table-cell table:content-validation-name="val1" table:style-name="ce19"/>
          <table:table-cell table:number-columns-repeated="16" table:style-name="ce18"/>
          <table:table-cell table:number-columns-repeated="16358"/>
        </table:table-row>
        <table:table-row table:number-rows-repeated="2" table:style-name="ro5">
          <table:table-cell table:number-columns-repeated="2" table:style-name="ce18"/>
          <table:table-cell table:style-name="ce24"/>
          <table:table-cell table:style-name="ce18"/>
          <table:table-cell table:style-name="ce25"/>
          <table:table-cell table:number-columns-repeated="3"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style-name="ro5">
          <table:table-cell table:number-columns-repeated="2" table:style-name="ce18"/>
          <table:table-cell table:style-name="ce28"/>
          <table:table-cell table:style-name="ce26"/>
          <table:table-cell table:style-name="ce25"/>
          <table:table-cell table:number-columns-repeated="3"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style-name="ro5">
          <table:table-cell table:number-columns-repeated="2" table:style-name="ce18"/>
          <table:table-cell table:number-columns-spanned="2" table:number-rows-spanned="1" table:style-name="ce44"/>
          <table:covered-table-cell/>
          <table:table-cell table:number-columns-repeated="5"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number-rows-repeated="3" table:style-name="ro5">
          <table:table-cell table:number-columns-repeated="2" table:style-name="ce18"/>
          <table:table-cell table:number-columns-repeated="2" table:style-name="ce29"/>
          <table:table-cell table:style-name="ce30"/>
          <table:table-cell table:number-columns-repeated="4" table:style-name="ce31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style-name="ro5">
          <table:table-cell table:number-columns-repeated="2" table:style-name="ce18"/>
          <table:table-cell table:style-name="ce28"/>
          <table:table-cell table:style-name="ce26"/>
          <table:table-cell table:style-name="ce32"/>
          <table:table-cell table:number-columns-spanned="2" table:number-rows-spanned="1" table:style-name="ce44"/>
          <table:covered-table-cell/>
          <table:table-cell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style-name="ro5">
          <table:table-cell table:number-columns-repeated="2" table:style-name="ce18"/>
          <table:table-cell table:style-name="ce28"/>
          <table:table-cell table:style-name="ce29"/>
          <table:table-cell table:style-name="ce18"/>
          <table:table-cell table:number-columns-repeated="2" table:style-name="ce29"/>
          <table:table-cell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style-name="ro5">
          <table:table-cell table:number-columns-repeated="2" table:style-name="ce18"/>
          <table:table-cell table:style-name="ce33"/>
          <table:table-cell table:style-name="ce34"/>
          <table:table-cell table:style-name="ce32"/>
          <table:table-cell table:number-columns-repeated="2" table:style-name="ce34"/>
          <table:table-cell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style-name="ro5">
          <table:table-cell table:number-columns-repeated="2" table:style-name="ce18"/>
          <table:table-cell table:style-name="ce35"/>
          <table:table-cell table:style-name="ce34"/>
          <table:table-cell table:style-name="ce32"/>
          <table:table-cell table:number-columns-repeated="2" table:style-name="ce34"/>
          <table:table-cell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style-name="ro5">
          <table:table-cell table:number-columns-repeated="2" table:style-name="ce18"/>
          <table:table-cell table:style-name="ce36"/>
          <table:table-cell table:style-name="ce34"/>
          <table:table-cell table:style-name="ce32"/>
          <table:table-cell table:number-columns-repeated="2" table:style-name="ce34"/>
          <table:table-cell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style-name="ro5">
          <table:table-cell table:number-columns-repeated="2" table:style-name="ce18"/>
          <table:table-cell table:style-name="ce37"/>
          <table:table-cell table:style-name="ce34"/>
          <table:table-cell table:style-name="ce32"/>
          <table:table-cell table:style-name="ce34"/>
          <table:table-cell table:style-name="ce38"/>
          <table:table-cell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number-rows-repeated="2" table:style-name="ro5">
          <table:table-cell table:number-columns-repeated="2" table:style-name="ce18"/>
          <table:table-cell table:style-name="ce39"/>
          <table:table-cell table:style-name="ce34"/>
          <table:table-cell table:style-name="ce32"/>
          <table:table-cell table:number-columns-repeated="2" table:style-name="ce34"/>
          <table:table-cell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number-rows-repeated="2" table:style-name="ro5">
          <table:table-cell table:number-columns-repeated="2" table:style-name="ce18"/>
          <table:table-cell table:style-name="ce31"/>
          <table:table-cell table:style-name="ce34"/>
          <table:table-cell table:style-name="ce32"/>
          <table:table-cell table:number-columns-repeated="2" table:style-name="ce34"/>
          <table:table-cell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style-name="ro5">
          <table:table-cell table:number-columns-repeated="2" table:style-name="ce18"/>
          <table:table-cell table:style-name="ce31"/>
          <table:table-cell table:style-name="ce29"/>
          <table:table-cell table:style-name="ce18"/>
          <table:table-cell table:style-name="ce29"/>
          <table:table-cell table:style-name="ce34"/>
          <table:table-cell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style-name="ro5">
          <table:table-cell table:number-columns-repeated="2" table:style-name="ce18"/>
          <table:table-cell table:style-name="ce28"/>
          <table:table-cell table:number-columns-spanned="4" table:number-rows-spanned="1" table:style-name="ce44"/>
          <table:covered-table-cell table:number-columns-repeated="3"/>
          <table:table-cell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number-rows-repeated="2" table:style-name="ro5">
          <table:table-cell table:number-columns-repeated="2" table:style-name="ce18"/>
          <table:table-cell table:style-name="ce28"/>
          <table:table-cell table:style-name="ce26"/>
          <table:table-cell table:style-name="ce32"/>
          <table:table-cell table:number-columns-repeated="3" table:style-name="ce26"/>
          <table:table-cell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number-rows-repeated="846" table:style-name="ro5">
          <table:table-cell table:number-columns-repeated="9" table:style-name="ce18"/>
          <table:table-cell table:content-validation-name="val1" table:style-name="ce18"/>
          <table:table-cell table:number-columns-repeated="16" table:style-name="ce18"/>
          <table:table-cell table:number-columns-repeated="16358"/>
        </table:table-row>
        <table:table-row table:number-rows-repeated="1047613" table:style-name="ro1">
          <table:table-cell table:number-columns-repeated="16384"/>
        </table:table-row>
        <table:named-expressions>
          <table:named-range table:name="_xlnm._FilterDatabase" table:cell-range-address="Test_Scenarios.$H$1:Test_Scenarios.$H$963" table:base-cell-address="Test_Scenarios.$A$1"/>
        </table:named-expressions>
      </table:table>
      <table:table table:name="Test_cases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0" table:number-columns-repeated="2" table:default-cell-style-name="ce1"/>
        <table:table-column table:style-name="co25" table:default-cell-style-name="ce1" table:visibility="collapse"/>
        <table:table-column table:style-name="co20" table:default-cell-style-name="ce1"/>
        <table:table-column table:style-name="co26" table:default-cell-style-name="ce1"/>
        <table:table-column table:style-name="co20" table:number-columns-repeated="16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6">
          <table:table-cell office:value-type="string" table:style-name="ce12">
            <text:p>Test Case Number</text:p>
          </table:table-cell>
          <table:table-cell office:value-type="string" table:style-name="ce12">
            <text:p>Test Case Name/Title</text:p>
          </table:table-cell>
          <table:table-cell office:value-type="string" table:style-name="ce12">
            <text:p>Description</text:p>
          </table:table-cell>
          <table:table-cell office:value-type="string" table:style-name="ce12">
            <text:p>Expected Result</text:p>
          </table:table-cell>
          <table:table-cell office:value-type="string" table:style-name="ce45">
            <text:p>Actual Result</text:p>
          </table:table-cell>
          <table:table-cell office:value-type="string" table:style-name="ce12">
            <text:p>Category</text:p>
          </table:table-cell>
          <table:table-cell office:value-type="string" table:content-validation-name="val3" table:style-name="ce85">
            <text:p>Test results</text:p>
          </table:table-cell>
          <table:table-cell office:value-type="string" table:style-name="ce12">
            <text:p>Defect ID</text:p>
          </table:table-cell>
          <table:table-cell office:value-type="string" table:style-name="ce86">
            <text:p>Defect Severity</text:p>
          </table:table-cell>
          <table:table-cell office:value-type="string" table:style-name="ce12">
            <text:p>Comments</text:p>
          </table:table-cell>
          <table:table-cell office:value-type="string" table:style-name="ce12">
            <text:p>Test Data</text:p>
          </table:table-cell>
          <table:table-cell office:value-type="string" table:style-name="ce12">
            <text:p>Planned Execution Date</text:p>
          </table:table-cell>
          <table:table-cell office:value-type="string" table:style-name="ce12">
            <text:p>Actual Execution Date</text:p>
          </table:table-cell>
          <table:table-cell office:value-type="string" table:style-name="ce12">
            <text:p>Firefox</text:p>
          </table:table-cell>
          <table:table-cell office:value-type="string" table:style-name="ce12">
            <text:p>Chrome</text:p>
          </table:table-cell>
          <table:table-cell office:value-type="string" table:style-name="ce12">
            <text:p>IE</text:p>
          </table:table-cell>
          <table:table-cell office:value-type="string" table:style-name="ce12">
            <text:p>Edge</text:p>
          </table:table-cell>
          <table:table-cell office:value-type="string" table:style-name="ce12">
            <text:p>Executed By</text:p>
          </table:table-cell>
          <table:table-cell office:value-type="string" table:style-name="ce12">
            <text:p>Browser Execution By</text:p>
          </table:table-cell>
          <table:table-cell table:number-columns-repeated="7" table:style-name="ce47"/>
          <table:table-cell table:number-columns-repeated="16358"/>
        </table:table-row>
        <table:table-row table:style-name="ro6">
          <table:table-cell office:value-type="string" table:style-name="ce13">
            <text:p>TS001_TC001</text:p>
          </table:table-cell>
          <table:table-cell office:value-type="string" table:style-name="ce18">
            <text:p>BTRC Login Button</text:p>
          </table:table-cell>
          <table:table-cell office:value-type="string" table:style-name="ce18">
            <text:p>Redirect to Admin login page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1_TC002</text:p>
          </table:table-cell>
          <table:table-cell office:value-type="string" table:style-name="ce18">
            <text:p>Login Page Input Field</text:p>
          </table:table-cell>
          <table:table-cell office:value-type="string" table:style-name="ce18">
            <text:p>Redirect to Admin <text:s/>Homepage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1_TC003</text:p>
          </table:table-cell>
          <table:table-cell office:value-type="string" table:style-name="ce18">
            <text:p>Admin Login page Login <text:s/>Button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1_TC004</text:p>
          </table:table-cell>
          <table:table-cell office:value-type="string" table:style-name="ce18">
            <text:p>Login page Forgot Password <text:s/>Button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2_TC001</text:p>
          </table:table-cell>
          <table:table-cell office:value-type="string" table:style-name="ce18">
            <text:p>Company Login Button</text:p>
          </table:table-cell>
          <table:table-cell office:value-type="string" table:style-name="ce18">
            <text:p>Redirect to Company login page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2_TC002</text:p>
          </table:table-cell>
          <table:table-cell office:value-type="string" table:style-name="ce18">
            <text:p>Login Page Input Field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2_TC003</text:p>
          </table:table-cell>
          <table:table-cell office:value-type="string" table:style-name="ce18">
            <text:p>Login page Forgot Password <text:s/>Button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2_TC004</text:p>
          </table:table-cell>
          <table:table-cell office:value-type="string" table:style-name="ce18">
            <text:p>Company Login page Log in <text:s/>Button</text:p>
          </table:table-cell>
          <table:table-cell office:value-type="string" table:style-name="ce18">
            <text:p>Redirect to Company Homepage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4"/>
          <table:table-cell table:content-validation-name="val5" table:style-name="ce88"/>
          <table:table-cell table:style-name="ce1"/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3">
            <text:p>TS003_TC001</text:p>
          </table:table-cell>
          <table:table-cell office:value-type="string" table:style-name="ce18">
            <text:p>Notification Box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4"/>
          <table:table-cell table:content-validation-name="val5" table:style-name="ce88"/>
          <table:table-cell table:style-name="ce48"/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3">
            <text:p>TS003_TC002</text:p>
          </table:table-cell>
          <table:table-cell office:value-type="string" table:style-name="ce18">
            <text:p>Admin Logout</text:p>
          </table:table-cell>
          <table:table-cell table:number-columns-repeated="2" table:style-name="ce18"/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4"/>
          <table:table-cell table:content-validation-name="val5" table:style-name="ce88"/>
          <table:table-cell table:style-name="ce1"/>
          <table:table-cell table:number-columns-repeated="16" table:style-name="ce14"/>
          <table:table-cell table:number-columns-repeated="16358"/>
        </table:table-row>
        <table:table-row table:style-name="ro6">
          <table:table-cell office:value-type="string" table:style-name="ce13">
            <text:p>TS003_TC003</text:p>
          </table:table-cell>
          <table:table-cell office:value-type="string" table:style-name="ce18">
            <text:p>Pending Verification Demand Notes Table Show</text:p>
            <text:p>entries Functionality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3">
            <text:p>TS003_TC004</text:p>
          </table:table-cell>
          <table:table-cell office:value-type="string" table:style-name="ce18">
            <text:p>Search Opti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3">
            <text:p>TS003_TC005</text:p>
          </table:table-cell>
          <table:table-cell office:value-type="string" table:style-name="ce18">
            <text:p>Pending Verification Demand Notes Table Sorting Functionality From Table Heading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3">
            <text:p>TS003_TC006</text:p>
          </table:table-cell>
          <table:table-cell office:value-type="string" table:style-name="ce18">
            <text:p>Pending Verification Demand Notes Table Action column View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3">
            <text:p>TS003_TC007</text:p>
          </table:table-cell>
          <table:table-cell office:value-type="string" table:style-name="ce18">
            <text:p>View Page Verify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3">
            <text:p>TS003_TC008</text:p>
          </table:table-cell>
          <table:table-cell office:value-type="string" table:style-name="ce18">
            <text:p>View Page Print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4"/>
          <table:table-cell table:content-validation-name="val5" table:style-name="ce8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3">
            <text:p>TS003_TC009</text:p>
          </table:table-cell>
          <table:table-cell office:value-type="string" table:style-name="ce18">
            <text:p>Pending Verification Demand Notes Table Action column Send to e nothi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number-columns-repeated="19" table:style-name="ce14"/>
          <table:table-cell table:number-columns-repeated="16358"/>
        </table:table-row>
        <table:table-row table:style-name="ro6">
          <table:table-cell office:value-type="string" table:style-name="ce13">
            <text:p>TS004_TC001</text:p>
          </table:table-cell>
          <table:table-cell office:value-type="string" table:style-name="ce18">
            <text:p>Add User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4"/>
          <table:table-cell table:content-validation-name="val5" table:style-name="ce8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3">
            <text:p>TS004_TC002</text:p>
          </table:table-cell>
          <table:table-cell office:value-type="string" table:style-name="ce18">
            <text:p>User List Table Show</text:p>
            <text:p>entries Functionality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4"/>
          <table:table-cell table:content-validation-name="val5" table:style-name="ce8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3">
            <text:p>TS004_TC003</text:p>
          </table:table-cell>
          <table:table-cell office:value-type="string" table:style-name="ce18">
            <text:p>Search Opti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4"/>
          <table:table-cell table:content-validation-name="val5" table:style-name="ce8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3">
            <text:p>TS004_TC004</text:p>
          </table:table-cell>
          <table:table-cell office:value-type="string" table:style-name="ce18">
            <text:p>User List Table Sorting Functionality From Table Heading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4"/>
          <table:table-cell table:content-validation-name="val5" table:style-name="ce88"/>
          <table:table-cell table:number-columns-repeated="17" table:style-name="ce14"/>
          <table:table-cell table:number-columns-repeated="16358"/>
        </table:table-row>
        <table:table-row table:style-name="ro6">
          <table:table-cell office:value-type="string" table:style-name="ce13">
            <text:p>TS004_TC005</text:p>
          </table:table-cell>
          <table:table-cell office:value-type="string" table:style-name="ce18">
            <text:p>User List Table Action column Edit <text:s/>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7">
          <table:table-cell office:value-type="string" table:style-name="ce13">
            <text:p>TS004_TC006</text:p>
          </table:table-cell>
          <table:table-cell office:value-type="string" table:style-name="ce18">
            <text:p>Edit user <text:s/>Page: Text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62">
            <text:p>showing invalid Contact number</text:p>
            <text:p>with country code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Fail</text:p>
          </table:table-cell>
          <table:table-cell table:style-name="ce18"/>
          <table:table-cell office:value-type="string" table:content-validation-name="val5" table:style-name="ce87">
            <text:p>Enhancement</text:p>
          </table:table-cell>
          <table:table-cell office:value-type="string" table:style-name="ce13">
            <text:p>1. showing invalid Contact number</text:p>
            <text:p>with country code.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04_TC007</text:p>
          </table:table-cell>
          <table:table-cell office:value-type="string" table:style-name="ce18">
            <text:p>Edit user <text:s/>Page: <text:s/>Dropdown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4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4_TC008</text:p>
          </table:table-cell>
          <table:table-cell office:value-type="string" table:style-name="ce18">
            <text:p>Edit user <text:s/>Page: <text:s/>Save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4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4_TC009</text:p>
          </table:table-cell>
          <table:table-cell office:value-type="string" table:style-name="ce18">
            <text:p>Edit user <text:s/>Page: View All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4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4_TC010</text:p>
          </table:table-cell>
          <table:table-cell office:value-type="string" table:style-name="ce18">
            <text:p>User List Table Action column Delete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4_TC011</text:p>
          </table:table-cell>
          <table:table-cell office:value-type="string" table:style-name="ce18">
            <text:p>Page Changing Opti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8">
          <table:table-cell office:value-type="string" table:style-name="ce13">
            <text:p>TS005_TC001</text:p>
          </table:table-cell>
          <table:table-cell office:value-type="string" table:style-name="ce18">
            <text:p>Add User: Text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/>
            <text:p>showing invalid Contact number</text:p>
            <text:p>with country code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Fail</text:p>
          </table:table-cell>
          <table:table-cell table:style-name="ce18"/>
          <table:table-cell office:value-type="string" table:content-validation-name="val5" table:style-name="ce87">
            <text:p>Enhancement</text:p>
          </table:table-cell>
          <table:table-cell office:value-type="string" table:style-name="ce13">
            <text:p>showing invalid Contact number</text:p>
            <text:p>with country code.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05_TC002</text:p>
          </table:table-cell>
          <table:table-cell office:value-type="string" table:style-name="ce18">
            <text:p><text:s/>Dropdown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5_TC003</text:p>
          </table:table-cell>
          <table:table-cell office:value-type="string" table:style-name="ce18">
            <text:p>Save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5_TC004</text:p>
          </table:table-cell>
          <table:table-cell office:value-type="string" table:style-name="ce18">
            <text:p>View All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6_TC001</text:p>
          </table:table-cell>
          <table:table-cell office:value-type="string" table:style-name="ce18">
            <text:p>Add Service Button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6_TC002</text:p>
          </table:table-cell>
          <table:table-cell office:value-type="string" table:style-name="ce18">
            <text:p>Service List Table Show</text:p>
            <text:p>entries Functionality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6_TC003</text:p>
          </table:table-cell>
          <table:table-cell office:value-type="string" table:style-name="ce18">
            <text:p>Search Option</text:p>
          </table:table-cell>
          <table:table-cell office:value-type="string" table:style-name="ce18">
            <text:p>it should Search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6_TC004</text:p>
          </table:table-cell>
          <table:table-cell office:value-type="string" table:style-name="ce18">
            <text:p>Service List Table Sorting Functionality From Table Heading</text:p>
          </table:table-cell>
          <table:table-cell office:value-type="string" table:style-name="ce18">
            <text:p>it should Sorting table data<text:s text:c="2"/>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6_TC005</text:p>
          </table:table-cell>
          <table:table-cell office:value-type="string" table:style-name="ce18">
            <text:p>Service List Table Action column Edit <text:s/>Button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6_TC006</text:p>
          </table:table-cell>
          <table:table-cell office:value-type="string" table:style-name="ce18">
            <text:p>Edit Service Page: Text Input fields<text:s text:c="2"/>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table:style-name="ce13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6_TC007</text:p>
          </table:table-cell>
          <table:table-cell office:value-type="string" table:style-name="ce18">
            <text:p>Edit Service <text:s/>Page: <text:s/>Dropdown Input fields<text:s text:c="2"/>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6_TC008</text:p>
          </table:table-cell>
          <table:table-cell office:value-type="string" table:style-name="ce18">
            <text:p>Edit user <text:s/>Page: <text:s/>Update Service Button</text:p>
          </table:table-cell>
          <table:table-cell office:value-type="string" table:style-name="ce18">
            <text:p>Should Update Informations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6_TC009</text:p>
          </table:table-cell>
          <table:table-cell office:value-type="string" table:style-name="ce18">
            <text:p>Edit user <text:s/>Page: Service list Button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6_TC010</text:p>
          </table:table-cell>
          <table:table-cell office:value-type="string" table:style-name="ce18">
            <text:p>Service List Table Action column Delete Button</text:p>
          </table:table-cell>
          <table:table-cell office:value-type="string" table:style-name="ce18">
            <text:p>it should delete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6_TC011</text:p>
          </table:table-cell>
          <table:table-cell office:value-type="string" table:style-name="ce18">
            <text:p>Page Changing Option</text:p>
          </table:table-cell>
          <table:table-cell office:value-type="string" table:style-name="ce18">
            <text:p>Chnaging pages of the table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7_TC001</text:p>
          </table:table-cell>
          <table:table-cell office:value-type="string" table:style-name="ce18">
            <text:p>Add Service Page Text Input fields<text:s text:c="2"/>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table:style-name="ce13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7_TC002</text:p>
          </table:table-cell>
          <table:table-cell office:value-type="string" table:style-name="ce18">
            <text:p>Dropdown Input fields<text:s text:c="2"/>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7_TC003</text:p>
          </table:table-cell>
          <table:table-cell office:value-type="string" table:style-name="ce18">
            <text:p>Add Service Button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7_TC004</text:p>
          </table:table-cell>
          <table:table-cell office:value-type="string" table:style-name="ce18">
            <text:p>Service list Button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style-name="ce18"/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01</text:p>
          </table:table-cell>
          <table:table-cell office:value-type="string" table:style-name="ce18">
            <text:p>Add Institute Button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02</text:p>
          </table:table-cell>
          <table:table-cell office:value-type="string" table:style-name="ce18">
            <text:p>Institutes List Table Show</text:p>
            <text:p>entries Functionality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03</text:p>
          </table:table-cell>
          <table:table-cell office:value-type="string" table:style-name="ce18">
            <text:p>Search Option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04</text:p>
          </table:table-cell>
          <table:table-cell office:value-type="string" table:style-name="ce18">
            <text:p>Institutes List Table Sorting Functionality From Table Heading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05</text:p>
          </table:table-cell>
          <table:table-cell office:value-type="string" table:style-name="ce18">
            <text:p>Institutes List Table Action column View Button</text:p>
          </table:table-cell>
          <table:table-cell office:value-type="string" table:style-name="ce18">
            <text:p>Shoud work Properly</text:p>
          </table:table-cell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06</text:p>
          </table:table-cell>
          <table:table-cell office:value-type="string" table:style-name="ce18">
            <text:p>View Institutes Page: Institutes List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07</text:p>
          </table:table-cell>
          <table:table-cell office:value-type="string" table:style-name="ce18">
            <text:p>Institutes List Table Action column Edit <text:s/>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style-name="ce87"/>
          <table:table-cell table:number-columns-repeated="17" table:style-name="ce13"/>
          <table:table-cell table:number-columns-repeated="16358"/>
        </table:table-row>
        <table:table-row table:style-name="ro9">
          <table:table-cell office:value-type="string" table:style-name="ce13">
            <text:p>TS008_TC008</text:p>
          </table:table-cell>
          <table:table-cell office:value-type="string" table:style-name="ce18">
            <text:p>Edit Institutes Page: Text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1. Password fields is not mandatory</text:p>
            <text:p>2. showing invalid Contact number</text:p>
            <text:p>with country code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Fail</text:p>
          </table:table-cell>
          <table:table-cell table:style-name="ce13"/>
          <table:table-cell office:value-type="string" table:content-validation-name="val5" table:style-name="ce87">
            <text:p>Minor</text:p>
          </table:table-cell>
          <table:table-cell office:value-type="string" table:style-name="ce50">
            <text:p>1. Password fields is not mandatory</text:p>
            <text:p>2.showing invalid Contact number</text:p>
            <text:p>with country code.</text:p>
          </table:table-cell>
          <table:table-cell office:value-type="string" table:style-name="ce13">
            <text:p>.</text:p>
          </table:table-cell>
          <table:table-cell table:number-columns-repeated="15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09</text:p>
          </table:table-cell>
          <table:table-cell office:value-type="string" table:style-name="ce18">
            <text:p>Edit Institutes Page: <text:s/>Dropdown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10</text:p>
          </table:table-cell>
          <table:table-cell office:value-type="string" table:style-name="ce18">
            <text:p>Edit Institutes Page: <text:s/>Add Attachments Input field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11</text:p>
          </table:table-cell>
          <table:table-cell office:value-type="string" table:style-name="ce18">
            <text:p>Edit Institutes <text:s/>Page: <text:s/>Update Institutes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12</text:p>
          </table:table-cell>
          <table:table-cell office:value-type="string" table:style-name="ce18">
            <text:p>Edit Institutes <text:s/>Page: Institutes list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13</text:p>
          </table:table-cell>
          <table:table-cell office:value-type="string" table:style-name="ce18">
            <text:p>Institutes List Table Action column Delete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8_TC014</text:p>
          </table:table-cell>
          <table:table-cell office:value-type="string" table:style-name="ce18">
            <text:p>Page Changing Opti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number-columns-repeated="19" table:style-name="ce13"/>
          <table:table-cell table:number-columns-repeated="16358"/>
        </table:table-row>
        <table:table-row table:style-name="ro10">
          <table:table-cell office:value-type="string" table:style-name="ce13">
            <text:p>TS009_TC001</text:p>
          </table:table-cell>
          <table:table-cell office:value-type="string" table:style-name="ce18">
            <text:p>Add Institutes Page: Text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1. showing invalid Contact number</text:p>
            <text:p>with country code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Fail</text:p>
          </table:table-cell>
          <table:table-cell table:style-name="ce13"/>
          <table:table-cell office:value-type="string" table:content-validation-name="val5" table:style-name="ce87">
            <text:p>Enhancement</text:p>
          </table:table-cell>
          <table:table-cell office:value-type="string" table:style-name="ce13">
            <text:p>1.showing invalid Contact number</text:p>
            <text:p>with country code.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09_TC002</text:p>
          </table:table-cell>
          <table:table-cell office:value-type="string" table:style-name="ce18">
            <text:p>Dropdown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9_TC003</text:p>
          </table:table-cell>
          <table:table-cell office:value-type="string" table:style-name="ce18">
            <text:p><text:s/>Add Attachments Input field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9_TC004</text:p>
          </table:table-cell>
          <table:table-cell office:value-type="string" table:style-name="ce18">
            <text:p>Add Institute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09_TC005</text:p>
          </table:table-cell>
          <table:table-cell office:value-type="string" table:style-name="ce18">
            <text:p><text:s/>Institutes list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0_TC001</text:p>
          </table:table-cell>
          <table:table-cell office:value-type="string" table:style-name="ce18">
            <text:p>Add Department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0_TC002</text:p>
          </table:table-cell>
          <table:table-cell office:value-type="string" table:style-name="ce18">
            <text:p>Department List Table Show</text:p>
            <text:p>entries Functionality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0_TC003</text:p>
          </table:table-cell>
          <table:table-cell office:value-type="string" table:style-name="ce18">
            <text:p>Search Opti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0_TC004</text:p>
          </table:table-cell>
          <table:table-cell office:value-type="string" table:style-name="ce18">
            <text:p>Department List Table Sorting Functionality From Table Heading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0_TC005</text:p>
          </table:table-cell>
          <table:table-cell office:value-type="string" table:style-name="ce18">
            <text:p>Department List Table Action column Edit <text:s/>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0_TC006</text:p>
          </table:table-cell>
          <table:table-cell office:value-type="string" table:style-name="ce18">
            <text:p>Edit Department Page: Text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office:value-type="string" table:content-validation-name="val5" table:style-name="ce87">
            <text:p>Minor</text:p>
          </table:table-cell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0_TC007</text:p>
          </table:table-cell>
          <table:table-cell office:value-type="string" table:style-name="ce18">
            <text:p>Edit Department <text:s/>Page: <text:s/>Dropdown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0_TC008</text:p>
          </table:table-cell>
          <table:table-cell office:value-type="string" table:style-name="ce18">
            <text:p>Edit Department <text:s text:c="2"/>Page: <text:s/>Update Department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0_TC009</text:p>
          </table:table-cell>
          <table:table-cell office:value-type="string" table:style-name="ce18">
            <text:p>Edit Department <text:s/>Page:Department list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0_TC010</text:p>
          </table:table-cell>
          <table:table-cell office:value-type="string" table:style-name="ce18">
            <text:p>Department List Table Action column Delete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0_TC011</text:p>
          </table:table-cell>
          <table:table-cell office:value-type="string" table:style-name="ce18">
            <text:p>Page Changing Opti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1_TC001</text:p>
          </table:table-cell>
          <table:table-cell office:value-type="string" table:style-name="ce18">
            <text:p>Add Department Page: Text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table:style-name="ce13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office:value-type="string" table:content-validation-name="val5" table:style-name="ce87">
            <text:p>Minor</text:p>
          </table:table-cell>
          <table:table-cell office:value-type="string" table:style-name="ce13">
            <text:p>.</text:p>
          </table:table-cell>
          <table:table-cell office:value-type="string" table:style-name="ce13">
            <text:p>.</text:p>
          </table:table-cell>
          <table:table-cell table:number-columns-repeated="15" table:style-name="ce13"/>
          <table:table-cell table:number-columns-repeated="16358"/>
        </table:table-row>
        <table:table-row table:style-name="ro6">
          <table:table-cell office:value-type="string" table:style-name="ce13">
            <text:p>TS011_TC002</text:p>
          </table:table-cell>
          <table:table-cell office:value-type="string" table:style-name="ce18">
            <text:p><text:s/>Dropdown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3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1_TC003</text:p>
          </table:table-cell>
          <table:table-cell office:value-type="string" table:style-name="ce18">
            <text:p>Add <text:s/>Department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1_TC004</text:p>
          </table:table-cell>
          <table:table-cell office:value-type="string" table:style-name="ce18">
            <text:p>Department list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2_TC001</text:p>
          </table:table-cell>
          <table:table-cell office:value-type="string" table:style-name="ce18">
            <text:p>Add Designation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2_TC002</text:p>
          </table:table-cell>
          <table:table-cell office:value-type="string" table:style-name="ce18">
            <text:p>Designation List Table Show</text:p>
            <text:p>entries Functionality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2_TC003</text:p>
          </table:table-cell>
          <table:table-cell office:value-type="string" table:style-name="ce18">
            <text:p>Search Opti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84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2_TC004</text:p>
          </table:table-cell>
          <table:table-cell office:value-type="string" table:style-name="ce18">
            <text:p>Designation List Table Sorting Functionality From Table Heading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2_TC005</text:p>
          </table:table-cell>
          <table:table-cell office:value-type="string" table:style-name="ce18">
            <text:p>Designation List Table Action column Edit <text:s/>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2_TC006</text:p>
          </table:table-cell>
          <table:table-cell office:value-type="string" table:style-name="ce18">
            <text:p>Edit Designation Page: Text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table:style-name="ce18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office:value-type="string" table:content-validation-name="val5" table:style-name="ce87">
            <text:p>Minor</text:p>
          </table:table-cell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2_TC007</text:p>
          </table:table-cell>
          <table:table-cell office:value-type="string" table:style-name="ce18">
            <text:p>Edit Designation <text:s/>Page: <text:s/>Dropdown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2_TC008</text:p>
          </table:table-cell>
          <table:table-cell office:value-type="string" table:style-name="ce18">
            <text:p>Edit Designationt <text:s text:c="2"/>Page: <text:s/>Update Designation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2_TC009</text:p>
          </table:table-cell>
          <table:table-cell office:value-type="string" table:style-name="ce18">
            <text:p>Edit Designation <text:s/>Page:Designation list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2_TC010</text:p>
          </table:table-cell>
          <table:table-cell office:value-type="string" table:style-name="ce18">
            <text:p>Designation List Table Action column Delete Butt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2_TC011</text:p>
          </table:table-cell>
          <table:table-cell office:value-type="string" table:style-name="ce18">
            <text:p>Page Changing Option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it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3_TC001</text:p>
          </table:table-cell>
          <table:table-cell office:value-type="string" table:style-name="ce18">
            <text:p>Add Designation Page: Text Input fields<text:s text:c="2"/></text:p>
          </table:table-cell>
          <table:table-cell table:style-name="ce51"/>
          <table:table-cell office:value-type="string" table:style-name="ce18">
            <text:p>It should work</text:p>
          </table:table-cell>
          <table:table-cell table:style-name="ce13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office:value-type="string" table:content-validation-name="val5" table:style-name="ce87">
            <text:p>Minor</text:p>
          </table:table-cell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3_TC002</text:p>
          </table:table-cell>
          <table:table-cell office:value-type="string" table:style-name="ce18">
            <text:p><text:s/>Dropdown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3_TC003</text:p>
          </table:table-cell>
          <table:table-cell office:value-type="string" table:style-name="ce18">
            <text:p>Add Designation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3_TC004</text:p>
          </table:table-cell>
          <table:table-cell office:value-type="string" table:style-name="ce18">
            <text:p>Designation <text:s/>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01</text:p>
          </table:table-cell>
          <table:table-cell office:value-type="string" table:style-name="ce18">
            <text:p>Add Frequency Band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02</text:p>
          </table:table-cell>
          <table:table-cell office:value-type="string" table:style-name="ce18">
            <text:p>Frequency Band List Table Show</text:p>
            <text:p>entries Functionality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8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03</text:p>
          </table:table-cell>
          <table:table-cell office:value-type="string" table:style-name="ce18">
            <text:p>Search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8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04</text:p>
          </table:table-cell>
          <table:table-cell office:value-type="string" table:style-name="ce18">
            <text:p>Frequency Band List Table Sorting Functionality From Table Heading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8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05</text:p>
          </table:table-cell>
          <table:table-cell office:value-type="string" table:style-name="ce18">
            <text:p>Frequency Band List Table Action column Edit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8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06</text:p>
          </table:table-cell>
          <table:table-cell office:value-type="string" table:style-name="ce18">
            <text:p>EditFrequency Band <text:s/>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8">
            <text:p>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office:value-type="string" table:content-validation-name="val5" table:style-name="ce87">
            <text:p>Minor</text:p>
          </table:table-cell>
          <table:table-cell office:value-type="string" table:style-name="ce13">
            <text:p>.</text:p>
          </table:table-cell>
          <table:table-cell office:value-type="string" table:style-name="ce13">
            <text:p>.</text:p>
          </table:table-cell>
          <table:table-cell table:number-columns-repeated="15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07</text:p>
          </table:table-cell>
          <table:table-cell office:value-type="string" table:style-name="ce18">
            <text:p>Edit Frequency Band <text:s/>Page: <text:s/>Dropdown Input fields<text:s text:c="2"/></text:p>
          </table:table-cell>
          <table:table-cell table:style-name="ce18"/>
          <table:table-cell office:value-type="string" table:style-name="ce18">
            <text:p>It should work</text:p>
          </table:table-cell>
          <table:table-cell office:value-type="string" table:style-name="ce18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08</text:p>
          </table:table-cell>
          <table:table-cell office:value-type="string" table:style-name="ce18">
            <text:p>Edit Frequency Band <text:s text:c="2"/>Page: <text:s/>Update Frequency Band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8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09</text:p>
          </table:table-cell>
          <table:table-cell office:value-type="string" table:style-name="ce18">
            <text:p>Edit Frequency Band <text:s/>Page:Frequency Band 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8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10</text:p>
          </table:table-cell>
          <table:table-cell office:value-type="string" table:style-name="ce18">
            <text:p>Frequency Band <text:s/>List Table Action column Delet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8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11</text:p>
          </table:table-cell>
          <table:table-cell office:value-type="string" table:style-name="ce18">
            <text:p>Delete Conformation Yes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8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12</text:p>
          </table:table-cell>
          <table:table-cell office:value-type="string" table:style-name="ce53">
            <text:p>Delete Conformation No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8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4_TC013</text:p>
          </table:table-cell>
          <table:table-cell office:value-type="string" table:style-name="ce18">
            <text:p>Page Changing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8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5_TC001</text:p>
          </table:table-cell>
          <table:table-cell office:value-type="string" table:style-name="ce18">
            <text:p>Add Frequency Band 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table:style-name="ce13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office:value-type="string" table:content-validation-name="val5" table:style-name="ce87">
            <text:p>Minor</text:p>
          </table:table-cell>
          <table:table-cell office:value-type="string" table:style-name="ce13">
            <text:p>.</text:p>
          </table:table-cell>
          <table:table-cell office:value-type="string" table:style-name="ce13">
            <text:p>.</text:p>
          </table:table-cell>
          <table:table-cell table:number-columns-repeated="15" table:style-name="ce13"/>
          <table:table-cell table:number-columns-repeated="16358"/>
        </table:table-row>
        <table:table-row table:style-name="ro6">
          <table:table-cell office:value-type="string" table:style-name="ce13">
            <text:p>TS015_TC002</text:p>
          </table:table-cell>
          <table:table-cell office:value-type="string" table:style-name="ce18">
            <text:p><text:s/>Dropdown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5_TC003</text:p>
          </table:table-cell>
          <table:table-cell office:value-type="string" table:style-name="ce18">
            <text:p>Add Frequency Band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5_TC004</text:p>
          </table:table-cell>
          <table:table-cell office:value-type="string" table:style-name="ce18">
            <text:p>Frequency Band <text:s/>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6_TC001</text:p>
          </table:table-cell>
          <table:table-cell office:value-type="string" table:style-name="ce18">
            <text:p>Add Frequency Charge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6_TC002</text:p>
          </table:table-cell>
          <table:table-cell office:value-type="string" table:style-name="ce18">
            <text:p>Frequency Charge List Table Show</text:p>
            <text:p>entries Functionality</text:p>
          </table:table-cell>
          <table:table-cell table:style-name="ce51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6_TC003</text:p>
          </table:table-cell>
          <table:table-cell office:value-type="string" table:style-name="ce18">
            <text:p>Search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6_TC004</text:p>
          </table:table-cell>
          <table:table-cell office:value-type="string" table:style-name="ce18">
            <text:p>Frequency Charge List Table Sorting Functionality From Table Heading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6_TC005</text:p>
          </table:table-cell>
          <table:table-cell office:value-type="string" table:style-name="ce18">
            <text:p>Frequency Charge List Table Action column Edit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11">
          <table:table-cell office:value-type="string" table:style-name="ce13">
            <text:p>TS016_TC006</text:p>
          </table:table-cell>
          <table:table-cell office:value-type="string" table:style-name="ce18">
            <text:p><text:s/>Edit Frequency Charge 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4">
            <text:p>1. Frequency Charge input field is Taking</text:p>
            <text:p>characters as input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73">
            <text:p>Fail</text:p>
          </table:table-cell>
          <table:table-cell table:style-name="ce13"/>
          <table:table-cell office:value-type="string" table:content-validation-name="val5" table:style-name="ce87">
            <text:p>Enhancement</text:p>
          </table:table-cell>
          <table:table-cell office:value-type="string" table:style-name="ce50">
            <text:p>Frequency Charge input field is Taking</text:p>
            <text:p>characters as input</text:p>
            <text:p/>
          </table:table-cell>
          <table:table-cell office:value-type="string" table:style-name="ce13">
            <text:p>Tested data is Character <text:s/>( Character Input )</text:p>
          </table:table-cell>
          <table:table-cell table:number-columns-repeated="15" table:style-name="ce13"/>
          <table:table-cell table:number-columns-repeated="16358"/>
        </table:table-row>
        <table:table-row table:style-name="ro6">
          <table:table-cell office:value-type="string" table:style-name="ce13">
            <text:p>TS016_TC007</text:p>
          </table:table-cell>
          <table:table-cell office:value-type="string" table:style-name="ce18">
            <text:p>Edit Frequency Charge <text:s/>Page: <text:s/>Dropdown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6_TC008</text:p>
          </table:table-cell>
          <table:table-cell office:value-type="string" table:style-name="ce18">
            <text:p>Edit Frequency Charge <text:s text:c="2"/>Page: <text:s/>Update Frequency Charg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6_TC009</text:p>
          </table:table-cell>
          <table:table-cell office:value-type="string" table:style-name="ce18">
            <text:p>Edit Frequency Charge <text:s/>Page:Frequency Charge list Button</text:p>
          </table:table-cell>
          <table:table-cell table:style-name="ce51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6_TC010</text:p>
          </table:table-cell>
          <table:table-cell office:value-type="string" table:style-name="ce18">
            <text:p>Frequency Charge List Table Action column Delet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style-name="ce55"/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16_TC011</text:p>
          </table:table-cell>
          <table:table-cell office:value-type="string" table:style-name="ce18">
            <text:p>Page Changing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56"/>
          <table:table-cell table:content-validation-name="val5" table:style-name="ce87"/>
          <table:table-cell table:number-columns-repeated="4" table:style-name="ce56"/>
          <table:table-cell table:number-columns-repeated="13" table:style-name="ce7"/>
          <table:table-cell table:number-columns-repeated="16358"/>
        </table:table-row>
        <table:table-row table:style-name="ro12">
          <table:table-cell office:value-type="string" table:style-name="ce13">
            <text:p>TS017_TC001</text:p>
          </table:table-cell>
          <table:table-cell office:value-type="string" table:style-name="ce18">
            <text:p>Add Frequency Charge <text:s/>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7">
            <text:p>1.Frequency Charge input field is Taking</text:p>
            <text:p>characters as input</text:p>
            <text:p/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73">
            <text:p>Fail</text:p>
          </table:table-cell>
          <table:table-cell table:style-name="ce58"/>
          <table:table-cell office:value-type="string" table:content-validation-name="val5" table:style-name="ce87">
            <text:p>Enhancement</text:p>
          </table:table-cell>
          <table:table-cell office:value-type="string" table:style-name="ce59">
            <text:p>1.Frequency Charge input field is Taking</text:p>
            <text:p>characters as input</text:p>
            <text:p/>
          </table:table-cell>
          <table:table-cell office:value-type="string" table:style-name="ce13">
            <text:p>Tested data is Character <text:s/>( Character Input )</text:p>
          </table:table-cell>
          <table:table-cell table:number-columns-repeated="2" table:style-name="ce58"/>
          <table:table-cell table:number-columns-repeated="13" table:style-name="ce7"/>
          <table:table-cell table:number-columns-repeated="16358"/>
        </table:table-row>
        <table:table-row table:style-name="ro6">
          <table:table-cell office:value-type="string" table:style-name="ce13">
            <text:p>TS017_TC002</text:p>
          </table:table-cell>
          <table:table-cell office:value-type="string" table:style-name="ce18">
            <text:p><text:s/>Dropdown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58"/>
          <table:table-cell table:content-validation-name="val5" table:style-name="ce87"/>
          <table:table-cell table:number-columns-repeated="4" table:style-name="ce58"/>
          <table:table-cell table:number-columns-repeated="13" table:style-name="ce7"/>
          <table:table-cell table:number-columns-repeated="16358"/>
        </table:table-row>
        <table:table-row table:style-name="ro6">
          <table:table-cell office:value-type="string" table:style-name="ce13">
            <text:p>TS017_TC003</text:p>
          </table:table-cell>
          <table:table-cell office:value-type="string" table:style-name="ce18">
            <text:p>Add Frequency Charg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58"/>
          <table:table-cell table:style-name="ce89"/>
          <table:table-cell table:number-columns-repeated="4" table:style-name="ce58"/>
          <table:table-cell table:number-columns-repeated="13" table:style-name="ce7"/>
          <table:table-cell table:number-columns-repeated="16358"/>
        </table:table-row>
        <table:table-row table:style-name="ro6">
          <table:table-cell office:value-type="string" table:style-name="ce13">
            <text:p>TS017_TC004</text:p>
          </table:table-cell>
          <table:table-cell office:value-type="string" table:style-name="ce18">
            <text:p>Frequency Charges <text:s/>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style-name="ce90"/>
          <table:table-cell table:style-name="ce60"/>
          <table:table-cell table:number-columns-repeated="3" table:style-name="ce58"/>
          <table:table-cell table:number-columns-repeated="13" table:style-name="ce7"/>
          <table:table-cell table:number-columns-repeated="16358"/>
        </table:table-row>
        <table:table-row table:style-name="ro6">
          <table:table-cell office:value-type="string" table:style-name="ce13">
            <text:p>TS018_TC001</text:p>
          </table:table-cell>
          <table:table-cell office:value-type="string" table:style-name="ce18">
            <text:p>Add Power Output Charge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58"/>
          <table:table-cell table:style-name="ce89"/>
          <table:table-cell table:number-columns-repeated="4" table:style-name="ce58"/>
          <table:table-cell table:number-columns-repeated="13" table:style-name="ce7"/>
          <table:table-cell table:number-columns-repeated="16358"/>
        </table:table-row>
        <table:table-row table:style-name="ro6">
          <table:table-cell office:value-type="string" table:style-name="ce13">
            <text:p>TS018_TC002</text:p>
          </table:table-cell>
          <table:table-cell office:value-type="string" table:style-name="ce18">
            <text:p>Power Output Charge List Table Show</text:p>
            <text:p>entries Functionality</text:p>
          </table:table-cell>
          <table:table-cell table:style-name="ce51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style-name="ce89"/>
          <table:table-cell table:number-columns-repeated="4" table:style-name="ce58"/>
          <table:table-cell table:number-columns-repeated="13" table:style-name="ce7"/>
          <table:table-cell table:number-columns-repeated="16358"/>
        </table:table-row>
        <table:table-row table:style-name="ro6">
          <table:table-cell office:value-type="string" table:style-name="ce13">
            <text:p>TS018_TC003</text:p>
          </table:table-cell>
          <table:table-cell office:value-type="string" table:style-name="ce18">
            <text:p>Search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8_TC004</text:p>
          </table:table-cell>
          <table:table-cell office:value-type="string" table:style-name="ce18">
            <text:p>Power Output Charge List Table Sorting Functionality From Table Heading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8_TC005</text:p>
          </table:table-cell>
          <table:table-cell office:value-type="string" table:style-name="ce18">
            <text:p>Power Output Charge List Table Action column Edit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13">
          <table:table-cell office:value-type="string" table:style-name="ce13">
            <text:p>TS018_TC006</text:p>
          </table:table-cell>
          <table:table-cell office:value-type="string" table:style-name="ce18">
            <text:p><text:s/>Edit Power Output Charge 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4"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73">
            <text:p>Fail</text:p>
          </table:table-cell>
          <table:table-cell table:style-name="ce13"/>
          <table:table-cell office:value-type="string" table:content-validation-name="val5" table:style-name="ce87">
            <text:p>Enhancement</text:p>
          </table:table-cell>
          <table:table-cell office:value-type="string" table:style-name="ce13"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18_TC007</text:p>
          </table:table-cell>
          <table:table-cell office:value-type="string" table:style-name="ce18">
            <text:p>Edit Power Output Charge <text:s/>Page: <text:s/>Dropdown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8_TC008</text:p>
          </table:table-cell>
          <table:table-cell office:value-type="string" table:style-name="ce18">
            <text:p>Edit Power Output Charge <text:s text:c="2"/>Page: <text:s/>Update Power Output Charg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8_TC009</text:p>
          </table:table-cell>
          <table:table-cell office:value-type="string" table:style-name="ce18">
            <text:p>Edit Power Output Charge Page:Power Output Charge list Button</text:p>
          </table:table-cell>
          <table:table-cell table:style-name="ce51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8_TC010</text:p>
          </table:table-cell>
          <table:table-cell office:value-type="string" table:style-name="ce18">
            <text:p>Power Output Charge List Table Action column Delet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8_TC011</text:p>
          </table:table-cell>
          <table:table-cell office:value-type="string" table:style-name="ce18">
            <text:p>Delete Confirmattion Yes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8_TC012</text:p>
          </table:table-cell>
          <table:table-cell office:value-type="string" table:style-name="ce61">
            <text:p>Delete Confirmattion No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8_TC013</text:p>
          </table:table-cell>
          <table:table-cell office:value-type="string" table:style-name="ce18">
            <text:p>Page Changing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14">
          <table:table-cell office:value-type="string" table:style-name="ce13">
            <text:p>TS019_TC001</text:p>
          </table:table-cell>
          <table:table-cell office:value-type="string" table:style-name="ce18">
            <text:p>Add Power Output Charge Band 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4"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73">
            <text:p>Fail</text:p>
          </table:table-cell>
          <table:table-cell table:style-name="ce13"/>
          <table:table-cell office:value-type="string" table:content-validation-name="val5" table:style-name="ce87">
            <text:p>Enhancement</text:p>
          </table:table-cell>
          <table:table-cell office:value-type="string" table:style-name="ce13"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19_TC002</text:p>
          </table:table-cell>
          <table:table-cell office:value-type="string" table:style-name="ce18">
            <text:p><text:s/>Dropdown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9_TC003</text:p>
          </table:table-cell>
          <table:table-cell office:value-type="string" table:style-name="ce18">
            <text:p>Add Power Output Charg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19_TC004</text:p>
          </table:table-cell>
          <table:table-cell office:value-type="string" table:style-name="ce18">
            <text:p>Power Output Charges <text:s/>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0_TC001</text:p>
          </table:table-cell>
          <table:table-cell office:value-type="string" table:style-name="ce18">
            <text:p>Add Terminal Charge <text:s text:c="2"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0_TC002</text:p>
          </table:table-cell>
          <table:table-cell office:value-type="string" table:style-name="ce18">
            <text:p>Terminal Charge List Table Show</text:p>
            <text:p>entries Functionality</text:p>
          </table:table-cell>
          <table:table-cell table:style-name="ce51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0_TC003</text:p>
          </table:table-cell>
          <table:table-cell office:value-type="string" table:style-name="ce18">
            <text:p>Search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0_TC004</text:p>
          </table:table-cell>
          <table:table-cell office:value-type="string" table:style-name="ce18">
            <text:p>Terminal Charge <text:s/>List Table Sorting Functionality From Table Heading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0_TC005</text:p>
          </table:table-cell>
          <table:table-cell office:value-type="string" table:style-name="ce18">
            <text:p>Terminal Charge <text:s/>List Table Action column Edit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15">
          <table:table-cell office:value-type="string" table:style-name="ce13">
            <text:p>TS020_TC006</text:p>
          </table:table-cell>
          <table:table-cell office:value-type="string" table:style-name="ce18">
            <text:p><text:s/>EditTerminal Charge 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4">
            <text:p>1.Terminal Charge amount is taking</text:p>
            <text:p>characters as input</text:p>
            <text:p>2.Terminal Charge input fields is taking unlimited Data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73">
            <text:p>Fail</text:p>
          </table:table-cell>
          <table:table-cell table:style-name="ce13"/>
          <table:table-cell office:value-type="string" table:content-validation-name="val5" table:style-name="ce87">
            <text:p>Enhancement</text:p>
          </table:table-cell>
          <table:table-cell office:value-type="string" table:style-name="ce13">
            <text:p>1.Terminal Charge amount is taking</text:p>
            <text:p>characters as input</text:p>
            <text:p>2.Terminal Charge input fields is taking unlimited Data.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20_TC007</text:p>
          </table:table-cell>
          <table:table-cell office:value-type="string" table:style-name="ce18">
            <text:p>Edit Terminal Charge <text:s text:c="2"/>Page: <text:s/>Dropdown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0_TC008</text:p>
          </table:table-cell>
          <table:table-cell office:value-type="string" table:style-name="ce18">
            <text:p>Edit Terminal Charge <text:s/>Page: <text:s/>Update Terminal Charg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0_TC009</text:p>
          </table:table-cell>
          <table:table-cell office:value-type="string" table:style-name="ce18">
            <text:p>Edit Terminal Charge <text:s/>Page:Terminal Charge 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0_TC010</text:p>
          </table:table-cell>
          <table:table-cell office:value-type="string" table:style-name="ce18">
            <text:p>Terminal Charge List Table Action column Delete Button</text:p>
          </table:table-cell>
          <table:table-cell table:style-name="ce51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0_TC011</text:p>
          </table:table-cell>
          <table:table-cell office:value-type="string" table:style-name="ce18">
            <text:p>Page Changing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16">
          <table:table-cell office:value-type="string" table:style-name="ce13">
            <text:p>TS021_TC001</text:p>
          </table:table-cell>
          <table:table-cell office:value-type="string" table:style-name="ce18">
            <text:p>Add Terminal Charge Band 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4">
            <text:p>1.Terminal Charge amount is taking</text:p>
            <text:p>characters as input</text:p>
            <text:p>2.Terminal Charge input fields is taking unlimited Data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73">
            <text:p>Fail</text:p>
          </table:table-cell>
          <table:table-cell table:style-name="ce13"/>
          <table:table-cell office:value-type="string" table:content-validation-name="val5" table:style-name="ce87">
            <text:p>Enhancement</text:p>
          </table:table-cell>
          <table:table-cell office:value-type="string" table:style-name="ce13">
            <text:p>1.Terminal Charge amount is taking</text:p>
            <text:p>characters as input</text:p>
            <text:p>2.Terminal Charge input fields is taking unlimited Data.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21_TC002</text:p>
          </table:table-cell>
          <table:table-cell office:value-type="string" table:style-name="ce18">
            <text:p><text:s/>Dropdown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1_TC003</text:p>
          </table:table-cell>
          <table:table-cell office:value-type="string" table:style-name="ce18">
            <text:p>Add Terminal Charge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1_TC004</text:p>
          </table:table-cell>
          <table:table-cell office:value-type="string" table:style-name="ce18">
            <text:p>Terminal Charge <text:s/>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2_TC001</text:p>
          </table:table-cell>
          <table:table-cell office:value-type="string" table:style-name="ce18">
            <text:p>Add Miscellaneous Charge <text:s text:c="3"/>Button</text:p>
          </table:table-cell>
          <table:table-cell table:style-name="ce51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2_TC002</text:p>
          </table:table-cell>
          <table:table-cell office:value-type="string" table:style-name="ce18">
            <text:p>Miscellaneous Charge List Table Show</text:p>
            <text:p>entries Functionality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2_TC003</text:p>
          </table:table-cell>
          <table:table-cell office:value-type="string" table:style-name="ce18">
            <text:p>Search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2_TC004</text:p>
          </table:table-cell>
          <table:table-cell office:value-type="string" table:style-name="ce18">
            <text:p>Miscellaneous Charge <text:s/>List Table Sorting Functionality From Table Heading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2_TC005</text:p>
          </table:table-cell>
          <table:table-cell office:value-type="string" table:style-name="ce18">
            <text:p>Miscellaneous Charge <text:s/>List Table Action column Edit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17">
          <table:table-cell office:value-type="string" table:style-name="ce13">
            <text:p>TS022_TC006</text:p>
          </table:table-cell>
          <table:table-cell office:value-type="string" table:style-name="ce18">
            <text:p><text:s/>Edit Miscellaneous Charge <text:s/>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4">
            <text:p>1.Miscellaneous Charge amount field is Taking</text:p>
            <text:p>characters as input</text:p>
            <text:p>2.Miscellaneous charge input fields is taking unlimited Data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73">
            <text:p>Fail</text:p>
          </table:table-cell>
          <table:table-cell table:style-name="ce13"/>
          <table:table-cell office:value-type="string" table:content-validation-name="val5" table:style-name="ce87">
            <text:p>Enhancement</text:p>
          </table:table-cell>
          <table:table-cell office:value-type="string" table:style-name="ce80">
            <text:p>1.Miscellaneous Charge amount field is Taking</text:p>
            <text:p>characters as input</text:p>
            <text:p>2.Miscellaneous charge input fields is taking unlimited Data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22_TC007</text:p>
          </table:table-cell>
          <table:table-cell office:value-type="string" table:style-name="ce18">
            <text:p>Edit Miscellaneous Charge <text:s text:c="3"/>Page: <text:s/>Dropdown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2_TC008</text:p>
          </table:table-cell>
          <table:table-cell office:value-type="string" table:style-name="ce18">
            <text:p>Edit Miscellaneous Charge <text:s text:c="2"/>Page: <text:s/>Update Miscellaneous Charge <text:s/>Button</text:p>
          </table:table-cell>
          <table:table-cell table:style-name="ce51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2_TC009</text:p>
          </table:table-cell>
          <table:table-cell office:value-type="string" table:style-name="ce18">
            <text:p>Edit Miscellaneous Charge <text:s/>Page:Miscellaneous Charge <text:s/>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2_TC010</text:p>
          </table:table-cell>
          <table:table-cell office:value-type="string" table:style-name="ce18">
            <text:p>Miscellaneous Charge <text:s/>List Table Action column Delet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2_TC011</text:p>
          </table:table-cell>
          <table:table-cell office:value-type="string" table:style-name="ce18">
            <text:p>Page Changing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16">
          <table:table-cell office:value-type="string" table:style-name="ce13">
            <text:p>TS023_TC001</text:p>
          </table:table-cell>
          <table:table-cell office:value-type="string" table:style-name="ce18">
            <text:p>Add Miscellaneous Charge <text:s/>Band 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4">
            <text:p>1.Miscellaneous Charge amount field is Taking</text:p>
            <text:p>characters as input</text:p>
            <text:p>2.Miscellaneous charge input fields is taking unlimited Data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73">
            <text:p>Fail</text:p>
          </table:table-cell>
          <table:table-cell table:style-name="ce13"/>
          <table:table-cell office:value-type="string" table:content-validation-name="val5" table:style-name="ce87">
            <text:p>Enhancement</text:p>
          </table:table-cell>
          <table:table-cell office:value-type="string" table:style-name="ce13">
            <text:p>1.Miscellaneous Charge amount field is Taking</text:p>
            <text:p>characters as input</text:p>
            <text:p>2.Miscellaneous charge input fields is taking unlimited Data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23_TC002</text:p>
          </table:table-cell>
          <table:table-cell office:value-type="string" table:style-name="ce18">
            <text:p><text:s/>Dropdown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3_TC003</text:p>
          </table:table-cell>
          <table:table-cell office:value-type="string" table:style-name="ce18">
            <text:p>Add Miscellaneous Charge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3_TC004</text:p>
          </table:table-cell>
          <table:table-cell office:value-type="string" table:style-name="ce18">
            <text:p>Miscellaneous Charge <text:s text:c="2"/>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4_TC001</text:p>
          </table:table-cell>
          <table:table-cell office:value-type="string" table:style-name="ce18">
            <text:p>Add Licence Fee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4_TC002</text:p>
          </table:table-cell>
          <table:table-cell office:value-type="string" table:style-name="ce18">
            <text:p>Licence Fee List Table Show</text:p>
            <text:p>entries Functionality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4_TC003</text:p>
          </table:table-cell>
          <table:table-cell office:value-type="string" table:style-name="ce18">
            <text:p>Search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4_TC004</text:p>
          </table:table-cell>
          <table:table-cell office:value-type="string" table:style-name="ce18">
            <text:p>Licence Fee <text:s text:c="2"/>List Table Sorting Functionality From Table Heading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4_TC005</text:p>
          </table:table-cell>
          <table:table-cell office:value-type="string" table:style-name="ce18">
            <text:p>Licence Fee <text:s text:c="2"/>List Table Action column Edit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18">
          <table:table-cell office:value-type="string" table:style-name="ce13">
            <text:p>TS024_TC006</text:p>
          </table:table-cell>
          <table:table-cell office:value-type="string" table:style-name="ce18">
            <text:p><text:s/>Edit Licence Fee <text:s text:c="2"/>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4">
            <text:p/>
            <text:p>1. Licence Fee Text is taking unlimited Data</text:p>
            <text:p>2. Licence Fee Amount filed Input character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73">
            <text:p>Fail</text:p>
          </table:table-cell>
          <table:table-cell table:style-name="ce13"/>
          <table:table-cell office:value-type="string" table:content-validation-name="val5" table:style-name="ce87">
            <text:p>Enhancement</text:p>
          </table:table-cell>
          <table:table-cell office:value-type="string" table:style-name="ce13">
            <text:p>1. Licence Fee Text is taking unlimited Data</text:p>
            <text:p>2. Licence Fee Amount filed Input characters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24_TC007</text:p>
          </table:table-cell>
          <table:table-cell office:value-type="string" table:style-name="ce18">
            <text:p>Edit Licence Fee <text:s/>Page: <text:s/>Dropdown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4_TC008</text:p>
          </table:table-cell>
          <table:table-cell office:value-type="string" table:style-name="ce18">
            <text:p>Edit Licence Fee <text:s/>Page: <text:s/>Update Licence Fee <text:s text:c="2"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4_TC009</text:p>
          </table:table-cell>
          <table:table-cell office:value-type="string" table:style-name="ce18">
            <text:p>Edit Licence Fee <text:s/>Page:Licence Fee <text:s text:c="2"/>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4_TC010</text:p>
          </table:table-cell>
          <table:table-cell office:value-type="string" table:style-name="ce18">
            <text:p>Licence Fee <text:s/>List Table Action column Delet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4_TC011</text:p>
          </table:table-cell>
          <table:table-cell office:value-type="string" table:style-name="ce18">
            <text:p>Page Changing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19">
          <table:table-cell office:value-type="string" table:style-name="ce13">
            <text:p>TS025_TC001</text:p>
          </table:table-cell>
          <table:table-cell office:value-type="string" table:style-name="ce18">
            <text:p>Add Licence Fee <text:s/>Band Page: Text Input fields<text:s text:c="2"/></text:p>
          </table:table-cell>
          <table:table-cell table:style-name="ce52"/>
          <table:table-cell office:value-type="string" table:style-name="ce74">
            <text:p>It should work</text:p>
          </table:table-cell>
          <table:table-cell office:value-type="string" table:style-name="ce76">
            <text:p/>
            <text:p>1. Licence Fee Text is taking unlimited Data</text:p>
            <text:p>2. Licence Fee Amount filed Input characters</text:p>
          </table:table-cell>
          <table:table-cell office:value-type="string" table:content-validation-name="val2" table:style-name="ce75">
            <text:p>Functional</text:p>
          </table:table-cell>
          <table:table-cell office:value-type="string" table:content-validation-name="val4" table:style-name="ce73">
            <text:p>Fail</text:p>
          </table:table-cell>
          <table:table-cell table:style-name="ce13"/>
          <table:table-cell office:value-type="string" table:content-validation-name="val5" table:style-name="ce87">
            <text:p>Enhancement</text:p>
          </table:table-cell>
          <table:table-cell office:value-type="string" table:style-name="ce49">
            <text:p>1. Licence Fee Text is taking unlimited Data</text:p>
            <text:p>2. Licence Fee Amount filed Input characters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25_TC002</text:p>
          </table:table-cell>
          <table:table-cell office:value-type="string" table:style-name="ce18">
            <text:p><text:s/>Dropdown Input fields<text:s text:c="2"/></text:p>
          </table:table-cell>
          <table:table-cell table:style-name="ce52"/>
          <table:table-cell office:value-type="string" table:style-name="ce74">
            <text:p>It should work</text:p>
          </table:table-cell>
          <table:table-cell office:value-type="string" table:style-name="ce78">
            <text:p>Working Properly</text:p>
          </table:table-cell>
          <table:table-cell office:value-type="string" table:content-validation-name="val2" table:style-name="ce75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5_TC003</text:p>
          </table:table-cell>
          <table:table-cell office:value-type="string" table:style-name="ce18">
            <text:p>Add Licence Fee <text:s/>Button</text:p>
          </table:table-cell>
          <table:table-cell table:style-name="ce52"/>
          <table:table-cell office:value-type="string" table:style-name="ce74">
            <text:p>It should work</text:p>
          </table:table-cell>
          <table:table-cell office:value-type="string" table:style-name="ce78">
            <text:p>Working Properly</text:p>
          </table:table-cell>
          <table:table-cell office:value-type="string" table:content-validation-name="val2" table:style-name="ce75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5_TC004</text:p>
          </table:table-cell>
          <table:table-cell office:value-type="string" table:style-name="ce18">
            <text:p>Licence Fee <text:s/>list Button</text:p>
          </table:table-cell>
          <table:table-cell table:style-name="ce52"/>
          <table:table-cell office:value-type="string" table:style-name="ce74">
            <text:p>It should work</text:p>
          </table:table-cell>
          <table:table-cell office:value-type="string" table:style-name="ce78">
            <text:p>Working Properly</text:p>
          </table:table-cell>
          <table:table-cell office:value-type="string" table:content-validation-name="val2" table:style-name="ce75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01</text:p>
          </table:table-cell>
          <table:table-cell office:value-type="string" table:style-name="ce18">
            <text:p>Add New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77">
            <text:p>It works Perfect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02</text:p>
          </table:table-cell>
          <table:table-cell office:value-type="string" table:style-name="ce18">
            <text:p>Group Records List Table Show</text:p>
            <text:p>entries Functionality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 works Perfect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03</text:p>
          </table:table-cell>
          <table:table-cell office:value-type="string" table:style-name="ce18">
            <text:p>Search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 works Perfect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04</text:p>
          </table:table-cell>
          <table:table-cell office:value-type="string" table:style-name="ce18">
            <text:p>Group Records <text:s/>List Table Sorting Functionality From Table Heading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 works Perfect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05</text:p>
          </table:table-cell>
          <table:table-cell office:value-type="string" table:style-name="ce18">
            <text:p>Group Records List Table Action column Edit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 works Perfect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06</text:p>
          </table:table-cell>
          <table:table-cell office:value-type="string" table:style-name="ce18">
            <text:p><text:s/>Edit Group Records 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office:value-type="string" table:content-validation-name="val5" table:style-name="ce87">
            <text:p>Minor</text:p>
          </table:table-cell>
          <table:table-cell office:value-type="string" table:style-name="ce13">
            <text:p>.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07</text:p>
          </table:table-cell>
          <table:table-cell office:value-type="string" table:style-name="ce18">
            <text:p>Edit Group Records <text:s text:c="2"/>Page: <text:s/>Permission Check boxes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08</text:p>
          </table:table-cell>
          <table:table-cell office:value-type="string" table:style-name="ce18">
            <text:p>Edit Group Records <text:s/>Page: <text:s/>Sav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09</text:p>
          </table:table-cell>
          <table:table-cell office:value-type="string" table:style-name="ce18">
            <text:p>Edit Group Records <text:s/>Page:View All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10</text:p>
          </table:table-cell>
          <table:table-cell office:value-type="string" table:style-name="ce18">
            <text:p>Group Records <text:s/>List Table Action column Delet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11</text:p>
          </table:table-cell>
          <table:table-cell office:value-type="string" table:style-name="ce18">
            <text:p>Delete Popup Confirmation Message Yes Button</text:p>
          </table:table-cell>
          <table:table-cell office:value-type="string" table:style-name="ce63">
            <text:p>To confirm delete the status</text:p>
          </table:table-cell>
          <table:table-cell office:value-type="string" table:style-name="ce63">
            <text:p>Should work properly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12</text:p>
          </table:table-cell>
          <table:table-cell office:value-type="string" table:style-name="ce52">
            <text:p>Delete Popup Confirmation Message No Button</text:p>
          </table:table-cell>
          <table:table-cell office:value-type="string" table:style-name="ce64">
            <text:p>To cencle delete the status</text:p>
          </table:table-cell>
          <table:table-cell office:value-type="string" table:style-name="ce64">
            <text:p>Should work properly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6_TC013</text:p>
          </table:table-cell>
          <table:table-cell office:value-type="string" table:style-name="ce18">
            <text:p>Page Changing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7_TC001</text:p>
          </table:table-cell>
          <table:table-cell office:value-type="string" table:style-name="ce18">
            <text:p>Add Group Records 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office:value-type="string" table:content-validation-name="val5" table:style-name="ce87">
            <text:p>Minor</text:p>
          </table:table-cell>
          <table:table-cell office:value-type="string" table:style-name="ce13">
            <text:p>Group name field input "@$%@" characters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27_TC002</text:p>
          </table:table-cell>
          <table:table-cell office:value-type="string" table:style-name="ce18">
            <text:p><text:s/>Permission Check boxes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7_TC003</text:p>
          </table:table-cell>
          <table:table-cell office:value-type="string" table:style-name="ce18">
            <text:p><text:s text:c="2"/>Sav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7_TC004</text:p>
          </table:table-cell>
          <table:table-cell office:value-type="string" table:style-name="ce18">
            <text:p>View All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01</text:p>
          </table:table-cell>
          <table:table-cell office:value-type="string" table:style-name="ce18">
            <text:p>Add New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02</text:p>
          </table:table-cell>
          <table:table-cell office:value-type="string" table:style-name="ce18">
            <text:p>Wing Records List Table Show</text:p>
            <text:p>entries Functionality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03</text:p>
          </table:table-cell>
          <table:table-cell office:value-type="string" table:style-name="ce18">
            <text:p>Search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04</text:p>
          </table:table-cell>
          <table:table-cell office:value-type="string" table:style-name="ce18">
            <text:p>Wing Records List Table Sorting Functionality From Table Heading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05</text:p>
          </table:table-cell>
          <table:table-cell office:value-type="string" table:style-name="ce18">
            <text:p>Wing Records List Table Action column Edit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06</text:p>
          </table:table-cell>
          <table:table-cell office:value-type="string" table:style-name="ce18">
            <text:p><text:s/>Edit Wing Records 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office:value-type="string" table:content-validation-name="val5" table:style-name="ce87">
            <text:p>Minor</text:p>
          </table:table-cell>
          <table:table-cell office:value-type="string" table:style-name="ce13">
            <text:p>Wing name field input special characters like just "@"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07</text:p>
          </table:table-cell>
          <table:table-cell office:value-type="string" table:style-name="ce18">
            <text:p>Edit Wing Records <text:s text:c="2"/>Page: <text:s/>Dropdown Input field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08</text:p>
          </table:table-cell>
          <table:table-cell office:value-type="string" table:style-name="ce18">
            <text:p>Edit Wing Records <text:s text:c="2"/>Page: <text:s/>Remove 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09</text:p>
          </table:table-cell>
          <table:table-cell office:value-type="string" table:style-name="ce18">
            <text:p>Edit Wing Records Page: <text:s/>Sav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10</text:p>
          </table:table-cell>
          <table:table-cell office:value-type="string" table:style-name="ce18">
            <text:p>Edit Wing Records <text:s/>Page:View All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11</text:p>
          </table:table-cell>
          <table:table-cell office:value-type="string" table:style-name="ce18">
            <text:p>Wing Records <text:s/>List Table Action column Delet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12</text:p>
          </table:table-cell>
          <table:table-cell office:value-type="string" table:style-name="ce18">
            <text:p>Delete Popup Confirmation Message Yes Button</text:p>
          </table:table-cell>
          <table:table-cell office:value-type="string" table:style-name="ce63">
            <text:p>To confirm delete the status</text:p>
          </table:table-cell>
          <table:table-cell office:value-type="string" table:style-name="ce63">
            <text:p>Should work properly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13</text:p>
          </table:table-cell>
          <table:table-cell office:value-type="string" table:style-name="ce52">
            <text:p>Delete Popup Confirmation Message No Button</text:p>
          </table:table-cell>
          <table:table-cell office:value-type="string" table:style-name="ce64">
            <text:p>To cencle delete the status</text:p>
          </table:table-cell>
          <table:table-cell office:value-type="string" table:style-name="ce64">
            <text:p>Should work properly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8_TC014</text:p>
          </table:table-cell>
          <table:table-cell office:value-type="string" table:style-name="ce18">
            <text:p>Page Changing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9_TC001</text:p>
          </table:table-cell>
          <table:table-cell office:value-type="string" table:style-name="ce18">
            <text:p>Add Wing Records 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62">
            <text:p>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office:value-type="string" table:content-validation-name="val5" table:style-name="ce87">
            <text:p>Minor</text:p>
          </table:table-cell>
          <table:table-cell office:value-type="string" table:style-name="ce13">
            <text:p>Wing name field input special characters like just "(())"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29_TC002</text:p>
          </table:table-cell>
          <table:table-cell office:value-type="string" table:style-name="ce18">
            <text:p>Dropdown Input field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9_TC003</text:p>
          </table:table-cell>
          <table:table-cell office:value-type="string" table:style-name="ce18">
            <text:p>Remove 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9_TC004</text:p>
          </table:table-cell>
          <table:table-cell office:value-type="string" table:style-name="ce18">
            <text:p><text:s/>Sav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29_TC005</text:p>
          </table:table-cell>
          <table:table-cell office:value-type="string" table:style-name="ce18">
            <text:p>View All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01</text:p>
          </table:table-cell>
          <table:table-cell office:value-type="string" table:style-name="ce18">
            <text:p>Add New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02</text:p>
          </table:table-cell>
          <table:table-cell office:value-type="string" table:style-name="ce18">
            <text:p>Service Mapping List Table Show</text:p>
            <text:p>entries Functionality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03</text:p>
          </table:table-cell>
          <table:table-cell office:value-type="string" table:style-name="ce18">
            <text:p>Search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04</text:p>
          </table:table-cell>
          <table:table-cell office:value-type="string" table:style-name="ce18">
            <text:p>Service Mapping List Table Sorting Functionality From Table Heading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05</text:p>
          </table:table-cell>
          <table:table-cell office:value-type="string" table:style-name="ce18">
            <text:p>Service Mapping List Table Action column Edit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06</text:p>
          </table:table-cell>
          <table:table-cell office:value-type="string" table:style-name="ce18">
            <text:p><text:s/>Edit Service Mapping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07</text:p>
          </table:table-cell>
          <table:table-cell office:value-type="string" table:style-name="ce18">
            <text:p>Edit Service Mapping <text:s/>Page: <text:s/>Dropdown Input field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08</text:p>
          </table:table-cell>
          <table:table-cell office:value-type="string" table:style-name="ce18">
            <text:p>Edit Service Mapping Page: <text:s/>Sav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09</text:p>
          </table:table-cell>
          <table:table-cell office:value-type="string" table:style-name="ce18">
            <text:p>Edit Service Mapping <text:s/>Page:View All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10</text:p>
          </table:table-cell>
          <table:table-cell office:value-type="string" table:style-name="ce18">
            <text:p>Service Mapping <text:s/>List Table Action column Delet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11</text:p>
          </table:table-cell>
          <table:table-cell office:value-type="string" table:style-name="ce18">
            <text:p>Delete Popup Confirmation Message Yes Button</text:p>
          </table:table-cell>
          <table:table-cell office:value-type="string" table:style-name="ce63">
            <text:p>To confirm delete the status</text:p>
          </table:table-cell>
          <table:table-cell office:value-type="string" table:style-name="ce63">
            <text:p>Should work properly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12</text:p>
          </table:table-cell>
          <table:table-cell office:value-type="string" table:style-name="ce52">
            <text:p>Delete Popup Confirmation Message No Button</text:p>
          </table:table-cell>
          <table:table-cell office:value-type="string" table:style-name="ce64">
            <text:p>To cencle delete the status</text:p>
          </table:table-cell>
          <table:table-cell office:value-type="string" table:style-name="ce64">
            <text:p>Should work properly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0_TC013</text:p>
          </table:table-cell>
          <table:table-cell office:value-type="string" table:style-name="ce18">
            <text:p>Page Changing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1_TC001</text:p>
          </table:table-cell>
          <table:table-cell office:value-type="string" table:style-name="ce18">
            <text:p><text:s/>Dropdown Input field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1_TC002</text:p>
          </table:table-cell>
          <table:table-cell office:value-type="string" table:style-name="ce18">
            <text:p><text:s/>Sav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1_TC003</text:p>
          </table:table-cell>
          <table:table-cell office:value-type="string" table:style-name="ce18">
            <text:p>View All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01</text:p>
          </table:table-cell>
          <table:table-cell office:value-type="string" table:style-name="ce18">
            <text:p>Add Application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02</text:p>
          </table:table-cell>
          <table:table-cell office:value-type="string" table:style-name="ce18">
            <text:p>Application List Table Show</text:p>
            <text:p>entries Functionality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03</text:p>
          </table:table-cell>
          <table:table-cell office:value-type="string" table:style-name="ce18">
            <text:p>Search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04</text:p>
          </table:table-cell>
          <table:table-cell office:value-type="string" table:style-name="ce18">
            <text:p>Application List Table Sorting Functionality From Table Heading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05</text:p>
          </table:table-cell>
          <table:table-cell office:value-type="string" table:style-name="ce18">
            <text:p>Application <text:s/>List Table Action column Generate Demand Notes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06</text:p>
          </table:table-cell>
          <table:table-cell office:value-type="string" table:style-name="ce18">
            <text:p>Generate Demand Notes <text:s/>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07</text:p>
          </table:table-cell>
          <table:table-cell office:value-type="string" table:style-name="ce18">
            <text:p>Generate Demand Notes Page: <text:s/>Generat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08</text:p>
          </table:table-cell>
          <table:table-cell office:value-type="string" table:style-name="ce18">
            <text:p>Generate-Demand-Note Popup Message: Generate View: Print Button</text:p>
          </table:table-cell>
          <table:table-cell office:value-type="string" table:style-name="ce63">
            <text:p>To print the page</text:p>
          </table:table-cell>
          <table:table-cell office:value-type="string" table:style-name="ce63">
            <text:p>Should work properly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09</text:p>
          </table:table-cell>
          <table:table-cell office:value-type="string" table:style-name="ce52">
            <text:p>Generate-Demand-Note Popup Message: Generate View: Verify Button</text:p>
          </table:table-cell>
          <table:table-cell office:value-type="string" table:style-name="ce64">
            <text:p>To verify the page information</text:p>
          </table:table-cell>
          <table:table-cell office:value-type="string" table:style-name="ce64">
            <text:p>Should work properly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10</text:p>
          </table:table-cell>
          <table:table-cell office:value-type="string" table:style-name="ce18">
            <text:p>Application <text:s/>List Table Action column Siblings Application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11</text:p>
          </table:table-cell>
          <table:table-cell office:value-type="string" table:style-name="ce18">
            <text:p>Application 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12</text:p>
          </table:table-cell>
          <table:table-cell office:value-type="string" table:style-name="ce18">
            <text:p>Siblings Application List Table Show</text:p>
            <text:p>entries Functionality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13</text:p>
          </table:table-cell>
          <table:table-cell office:value-type="string" table:style-name="ce18">
            <text:p>Search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14</text:p>
          </table:table-cell>
          <table:table-cell office:value-type="string" table:style-name="ce18">
            <text:p>Siblings Application List Table Sorting Functionality From Table Heading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15</text:p>
          </table:table-cell>
          <table:table-cell office:value-type="string" table:style-name="ce18">
            <text:p>Siblings Application List Table Action column <text:s/>Generate Demand Notes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16</text:p>
          </table:table-cell>
          <table:table-cell office:value-type="string" table:style-name="ce18">
            <text:p>Siblings Application List Table Action column View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17</text:p>
          </table:table-cell>
          <table:table-cell office:value-type="string" table:style-name="ce18">
            <text:p>View Page Application List 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18</text:p>
          </table:table-cell>
          <table:table-cell office:value-type="string" table:style-name="ce18">
            <text:p>Siblings Application List Table Action column Edit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19</text:p>
          </table:table-cell>
          <table:table-cell office:value-type="string" table:style-name="ce18">
            <text:p>Edit Page All Input Field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20</text:p>
          </table:table-cell>
          <table:table-cell office:value-type="string" table:style-name="ce18">
            <text:p>Add File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21</text:p>
          </table:table-cell>
          <table:table-cell office:value-type="string" table:style-name="ce18">
            <text:p>Update Application Button</text:p>
          </table:table-cell>
          <table:table-cell table:style-name="ce52"/>
          <table:table-cell table:style-name="ce18"/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22</text:p>
          </table:table-cell>
          <table:table-cell office:value-type="string" table:style-name="ce18">
            <text:p>Siblings Application <text:s/>List Table Action column Delet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23</text:p>
          </table:table-cell>
          <table:table-cell office:value-type="string" table:style-name="ce18">
            <text:p>Page Changing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24</text:p>
          </table:table-cell>
          <table:table-cell office:value-type="string" table:style-name="ce18">
            <text:p>Application <text:s/>List Table Action column Update Application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25</text:p>
          </table:table-cell>
          <table:table-cell office:value-type="string" table:style-name="ce18">
            <text:p>Update Application <text:s text:c="2"/>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table:style-name="ce13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26</text:p>
          </table:table-cell>
          <table:table-cell office:value-type="string" table:style-name="ce18">
            <text:p><text:s/>Dropdown Input field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s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27</text:p>
          </table:table-cell>
          <table:table-cell office:value-type="string" table:style-name="ce18">
            <text:p>Upload Attachment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s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28</text:p>
          </table:table-cell>
          <table:table-cell office:value-type="string" table:style-name="ce18">
            <text:p>Add Row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s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29</text:p>
          </table:table-cell>
          <table:table-cell office:value-type="string" table:style-name="ce18">
            <text:p>Delete Row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s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30</text:p>
          </table:table-cell>
          <table:table-cell office:value-type="string" table:style-name="ce18">
            <text:p>Update Application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s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31</text:p>
          </table:table-cell>
          <table:table-cell office:value-type="string" table:style-name="ce18">
            <text:p>Application 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s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32</text:p>
          </table:table-cell>
          <table:table-cell office:value-type="string" table:style-name="ce18">
            <text:p>Application <text:s/>List Table Action column View <text:s/>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s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33</text:p>
          </table:table-cell>
          <table:table-cell office:value-type="string" table:style-name="ce18">
            <text:p>View Application Page Application 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s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34</text:p>
          </table:table-cell>
          <table:table-cell office:value-type="string" table:style-name="ce18">
            <text:p>Application <text:s/>List Table Action column Edi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its works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35</text:p>
          </table:table-cell>
          <table:table-cell office:value-type="string" table:style-name="ce18">
            <text:p>Edit Application <text:s text:c="2"/>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table:style-name="ce13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36</text:p>
          </table:table-cell>
          <table:table-cell office:value-type="string" table:style-name="ce18">
            <text:p><text:s/>Dropdown Input field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37</text:p>
          </table:table-cell>
          <table:table-cell office:value-type="string" table:style-name="ce18">
            <text:p>Upload Attachment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38</text:p>
          </table:table-cell>
          <table:table-cell office:value-type="string" table:style-name="ce18">
            <text:p>Update Application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39</text:p>
          </table:table-cell>
          <table:table-cell office:value-type="string" table:style-name="ce18">
            <text:p>Application List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40</text:p>
          </table:table-cell>
          <table:table-cell office:value-type="string" table:style-name="ce18">
            <text:p>Application <text:s/>List Table Action column Delete Butt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2_TC041</text:p>
          </table:table-cell>
          <table:table-cell office:value-type="string" table:style-name="ce18">
            <text:p>Application <text:s/>List Page Changing Option</text:p>
          </table:table-cell>
          <table:table-cell table:style-name="ce52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3_TC001</text:p>
          </table:table-cell>
          <table:table-cell office:value-type="string" table:style-name="ce18">
            <text:p>Add Application <text:s text:c="2"/>Page: Text Input fields<text:s text:c="2"/></text:p>
          </table:table-cell>
          <table:table-cell table:style-name="ce52"/>
          <table:table-cell office:value-type="string" table:style-name="ce18">
            <text:p>It should work</text:p>
          </table:table-cell>
          <table:table-cell table:style-name="ce13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8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3_TC002</text:p>
          </table:table-cell>
          <table:table-cell office:value-type="string" table:style-name="ce18">
            <text:p><text:s/>Dropdown Input field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3_TC003</text:p>
          </table:table-cell>
          <table:table-cell office:value-type="string" table:style-name="ce18">
            <text:p>Upload Attachment opti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3_TC004</text:p>
          </table:table-cell>
          <table:table-cell office:value-type="string" table:style-name="ce18">
            <text:p>add Application 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3_TC005</text:p>
          </table:table-cell>
          <table:table-cell office:value-type="string" table:style-name="ce18">
            <text:p>Application List 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1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01</text:p>
          </table:table-cell>
          <table:table-cell office:value-type="string" table:style-name="ce18">
            <text:p>Demand Notes List Table Show</text:p>
            <text:p>entries Functionality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02</text:p>
          </table:table-cell>
          <table:table-cell office:value-type="string" table:style-name="ce18">
            <text:p>Search Opti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03</text:p>
          </table:table-cell>
          <table:table-cell office:value-type="string" table:style-name="ce18">
            <text:p>Demand Notes List Table Sorting Functionality From Table Heading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04</text:p>
          </table:table-cell>
          <table:table-cell office:value-type="string" table:style-name="ce18">
            <text:p>Demand Notes Table Action column Details 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05</text:p>
          </table:table-cell>
          <table:table-cell office:value-type="string" table:style-name="ce18">
            <text:p>Demand Notes Table Action column Record No <text:s/>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it works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06</text:p>
          </table:table-cell>
          <table:table-cell office:value-type="string" table:style-name="ce18">
            <text:p>Record No page Input Fields Functionality</text:p>
          </table:table-cell>
          <table:table-cell table:style-name="ce65"/>
          <table:table-cell office:value-type="string" table:style-name="ce18">
            <text:p>It should work</text:p>
          </table:table-cell>
          <table:table-cell table:style-name="ce54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07</text:p>
          </table:table-cell>
          <table:table-cell office:value-type="string" table:style-name="ce18">
            <text:p>Record No page Save 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08</text:p>
          </table:table-cell>
          <table:table-cell office:value-type="string" table:style-name="ce18">
            <text:p>Demand Notes Table Action column Due 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09</text:p>
          </table:table-cell>
          <table:table-cell office:value-type="string" table:style-name="ce18">
            <text:p>Due page Input Fields Functionality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10</text:p>
          </table:table-cell>
          <table:table-cell office:value-type="string" table:style-name="ce18">
            <text:p>Due page Save 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11</text:p>
          </table:table-cell>
          <table:table-cell office:value-type="string" table:style-name="ce18">
            <text:p>Demand Notes Table Action column Pay 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12</text:p>
          </table:table-cell>
          <table:table-cell office:value-type="string" table:style-name="ce18">
            <text:p>Pay page Input Fields Functionality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13</text:p>
          </table:table-cell>
          <table:table-cell office:value-type="string" table:style-name="ce18">
            <text:p>Pay <text:s/>page Add Attachment Functionality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14</text:p>
          </table:table-cell>
          <table:table-cell office:value-type="string" table:style-name="ce18">
            <text:p>Pay <text:s/>page Save 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15</text:p>
          </table:table-cell>
          <table:table-cell office:value-type="string" table:style-name="ce18">
            <text:p>Demand Notes <text:s/>List Table Action column Doc <text:s/>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office:value-type="string" table:style-name="ce54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16</text:p>
          </table:table-cell>
          <table:table-cell office:value-type="string" table:style-name="ce18">
            <text:p>Doc page Print 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table:style-name="ce54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17</text:p>
          </table:table-cell>
          <table:table-cell office:value-type="string" table:style-name="ce18">
            <text:p>Demand Notes List Table Action column Send to E-nothi Button</text:p>
          </table:table-cell>
          <table:table-cell table:style-name="ce65"/>
          <table:table-cell office:value-type="string" table:style-name="ce18">
            <text:p>It should work</text:p>
          </table:table-cell>
          <table:table-cell table:style-name="ce54"/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Skipped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18</text:p>
          </table:table-cell>
          <table:table-cell office:value-type="string" table:style-name="ce18">
            <text:p>Demand Notes <text:s/>List Table Action column Delete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19</text:p>
          </table:table-cell>
          <table:table-cell office:value-type="string" table:style-name="ce18">
            <text:p>Delete Confirmation Message box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4_TC020</text:p>
          </table:table-cell>
          <table:table-cell office:value-type="string" table:style-name="ce18">
            <text:p>Page Changing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01</text:p>
          </table:table-cell>
          <table:table-cell office:value-type="string" table:style-name="ce18">
            <text:p>Dropdown Input Field<text:s text:c="4"/>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02</text:p>
          </table:table-cell>
          <table:table-cell office:value-type="string" table:style-name="ce18">
            <text:p>Search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03</text:p>
          </table:table-cell>
          <table:table-cell office:value-type="string" table:style-name="ce18">
            <text:p>Category Wise DNs List Table Show</text:p>
            <text:p>entries Functionality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04</text:p>
          </table:table-cell>
          <table:table-cell office:value-type="string" table:style-name="ce18">
            <text:p>Search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05</text:p>
          </table:table-cell>
          <table:table-cell office:value-type="string" table:style-name="ce18">
            <text:p>Category Wise DNs <text:s/>List Table Sorting Functionality From Table Heading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06</text:p>
          </table:table-cell>
          <table:table-cell office:value-type="string" table:style-name="ce18">
            <text:p>Category Wise DNs <text:s/>List Table Action column Details <text:s/>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07</text:p>
          </table:table-cell>
          <table:table-cell office:value-type="string" table:style-name="ce18">
            <text:p>Details Table Show</text:p>
            <text:p>entries Functionality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08</text:p>
          </table:table-cell>
          <table:table-cell office:value-type="string" table:style-name="ce18">
            <text:p>Details Page : <text:s/>Pdf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09</text:p>
          </table:table-cell>
          <table:table-cell office:value-type="string" table:style-name="ce18">
            <text:p>Details Page: Excel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10</text:p>
          </table:table-cell>
          <table:table-cell office:value-type="string" table:style-name="ce18">
            <text:p>Details Page: Search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11</text:p>
          </table:table-cell>
          <table:table-cell office:value-type="string" table:style-name="ce18">
            <text:p>Details Page: Page Changing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5_TC012</text:p>
          </table:table-cell>
          <table:table-cell office:value-type="string" table:style-name="ce18">
            <text:p><text:s/>Category Wise DNs Page Changing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01</text:p>
          </table:table-cell>
          <table:table-cell office:value-type="string" table:style-name="ce18">
            <text:p>Dropdown Input Field<text:s text:c="4"/>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02</text:p>
          </table:table-cell>
          <table:table-cell office:value-type="string" table:style-name="ce18">
            <text:p>Search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03</text:p>
          </table:table-cell>
          <table:table-cell office:value-type="string" table:style-name="ce18">
            <text:p>Charge Expire DNs List Table Show</text:p>
            <text:p>entries Functionality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04</text:p>
          </table:table-cell>
          <table:table-cell office:value-type="string" table:style-name="ce18">
            <text:p>Search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05</text:p>
          </table:table-cell>
          <table:table-cell office:value-type="string" table:style-name="ce18">
            <text:p>Charge Expire DNs <text:s text:c="2"/>List Table Sorting Functionality From Table Heading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06</text:p>
          </table:table-cell>
          <table:table-cell office:value-type="string" table:style-name="ce18">
            <text:p>Charge Expire DNs <text:s text:c="2"/>List Table Action column Details <text:s/>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07</text:p>
          </table:table-cell>
          <table:table-cell office:value-type="string" table:style-name="ce18">
            <text:p>Details Table Show</text:p>
            <text:p>entries Functionality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08</text:p>
          </table:table-cell>
          <table:table-cell office:value-type="string" table:style-name="ce18">
            <text:p>Details Page : <text:s/>Pdf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09</text:p>
          </table:table-cell>
          <table:table-cell office:value-type="string" table:style-name="ce18">
            <text:p>Details Page: Excel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10</text:p>
          </table:table-cell>
          <table:table-cell office:value-type="string" table:style-name="ce18">
            <text:p>Details Page: Search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11</text:p>
          </table:table-cell>
          <table:table-cell office:value-type="string" table:style-name="ce18">
            <text:p>Details Page Table Action Column Send Sms <text:s/>Button<text:s text:c="2"/>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12</text:p>
          </table:table-cell>
          <table:table-cell office:value-type="string" table:style-name="ce18">
            <text:p>Details Page: Page Changing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6_TC013</text:p>
          </table:table-cell>
          <table:table-cell office:value-type="string" table:style-name="ce18">
            <text:p>Charge Expire DNs <text:s text:c="2"/>Page Changing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7_TC001</text:p>
          </table:table-cell>
          <table:table-cell office:value-type="string" table:style-name="ce18">
            <text:p>Dropdown Input Field<text:s text:c="4"/>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7_TC002</text:p>
          </table:table-cell>
          <table:table-cell office:value-type="string" table:style-name="ce18">
            <text:p>Search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7_TC003</text:p>
          </table:table-cell>
          <table:table-cell office:value-type="string" table:style-name="ce18">
            <text:p>Push Notification List Table Show</text:p>
            <text:p>entries Functionality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7_TC004</text:p>
          </table:table-cell>
          <table:table-cell office:value-type="string" table:style-name="ce18">
            <text:p>Search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7_TC005</text:p>
          </table:table-cell>
          <table:table-cell office:value-type="string" table:style-name="ce18">
            <text:p>Push Notification List Table Sorting Functionality From Table Heading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7_TC006</text:p>
          </table:table-cell>
          <table:table-cell office:value-type="string" table:style-name="ce18">
            <text:p><text:s text:c="2"/>Page Changing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8_TC001</text:p>
          </table:table-cell>
          <table:table-cell office:value-type="string" table:style-name="ce18">
            <text:p>Dropdown Input Field<text:s text:c="4"/>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8_TC002</text:p>
          </table:table-cell>
          <table:table-cell office:value-type="string" table:style-name="ce18">
            <text:p><text:s/>Search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8_TC003</text:p>
          </table:table-cell>
          <table:table-cell office:value-type="string" table:style-name="ce18">
            <text:p>Create Pdf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8_TC004</text:p>
          </table:table-cell>
          <table:table-cell office:value-type="string" table:style-name="ce18">
            <text:p>Create Excel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8_TC005</text:p>
          </table:table-cell>
          <table:table-cell office:value-type="string" table:style-name="ce18">
            <text:p>Radio Eqipments List Table Show</text:p>
            <text:p>entries Functionality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8_TC006</text:p>
          </table:table-cell>
          <table:table-cell office:value-type="string" table:style-name="ce18">
            <text:p>Search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8_TC007</text:p>
          </table:table-cell>
          <table:table-cell office:value-type="string" table:style-name="ce18">
            <text:p>Radio Eqipments <text:s/>Table Sorting Functionality From Table Heading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8_TC008</text:p>
          </table:table-cell>
          <table:table-cell office:value-type="string" table:style-name="ce18">
            <text:p><text:s text:c="2"/>Page Changing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9_TC001</text:p>
          </table:table-cell>
          <table:table-cell office:value-type="string" table:style-name="ce18">
            <text:p>Dashboard Demand Note table Availabality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9_TC002</text:p>
          </table:table-cell>
          <table:table-cell office:value-type="string" table:style-name="ce18">
            <text:p>Demand Notes List Table Show</text:p>
            <text:p>entries Functionality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9_TC003</text:p>
          </table:table-cell>
          <table:table-cell office:value-type="string" table:style-name="ce18">
            <text:p>Search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9_TC004</text:p>
          </table:table-cell>
          <table:table-cell office:value-type="string" table:style-name="ce18">
            <text:p>Demand Notes List Table Sorting Functionality From Table Heading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9_TC005</text:p>
          </table:table-cell>
          <table:table-cell office:value-type="string" table:style-name="ce18">
            <text:p>Demand Notes List <text:s/>Table Action column View <text:s/>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12">
          <table:table-cell office:value-type="string" table:style-name="ce13">
            <text:p>TS039_TC006</text:p>
          </table:table-cell>
          <table:table-cell office:value-type="string" table:style-name="ce18">
            <text:p>View Note Page Print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14">
            <text:p>1. printing format is not working and no document can be printed.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72">
            <text:p>Fail</text:p>
          </table:table-cell>
          <table:table-cell table:style-name="ce13"/>
          <table:table-cell office:value-type="string" table:content-validation-name="val5" table:style-name="ce87">
            <text:p>Normal</text:p>
          </table:table-cell>
          <table:table-cell office:value-type="string" table:style-name="ce13">
            <text:p>1. printing format is not working and no document can be printed.</text:p>
          </table:table-cell>
          <table:table-cell table:number-columns-repeated="16" table:style-name="ce13"/>
          <table:table-cell table:number-columns-repeated="16358"/>
        </table:table-row>
        <table:table-row table:style-name="ro6">
          <table:table-cell office:value-type="string" table:style-name="ce13">
            <text:p>TS039_TC007</text:p>
          </table:table-cell>
          <table:table-cell office:value-type="string" table:style-name="ce18">
            <text:p>Viwe Note Page Verify Butt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39_TC008</text:p>
          </table:table-cell>
          <table:table-cell office:value-type="string" table:style-name="ce18">
            <text:p><text:s text:c="2"/>Demand Notes List Page Changing Option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style-name="ro6">
          <table:table-cell office:value-type="string" table:style-name="ce13">
            <text:p>TS040_TC001</text:p>
          </table:table-cell>
          <table:table-cell office:value-type="string" table:style-name="ce18">
            <text:p>Logout</text:p>
          </table:table-cell>
          <table:table-cell table:style-name="ce13"/>
          <table:table-cell office:value-type="string" table:style-name="ce18">
            <text:p>It should work</text:p>
          </table:table-cell>
          <table:table-cell office:value-type="string" table:style-name="ce53">
            <text:p>Working properly</text:p>
          </table:table-cell>
          <table:table-cell office:value-type="string" table:content-validation-name="val2" table:style-name="ce13">
            <text:p>Functional</text:p>
          </table:table-cell>
          <table:table-cell office:value-type="string" table:content-validation-name="val4" table:style-name="ce13">
            <text:p>Pass</text:p>
          </table:table-cell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number-rows-repeated="554" table:style-name="ro6">
          <table:table-cell table:style-name="ce13"/>
          <table:table-cell table:style-name="ce18"/>
          <table:table-cell table:number-columns-repeated="4" table:style-name="ce13"/>
          <table:table-cell table:content-validation-name="val4" table:style-name="ce13"/>
          <table:table-cell table:style-name="ce13"/>
          <table:table-cell table:content-validation-name="val5" table:style-name="ce87"/>
          <table:table-cell table:number-columns-repeated="17" table:style-name="ce13"/>
          <table:table-cell table:number-columns-repeated="16358"/>
        </table:table-row>
        <table:table-row table:number-rows-repeated="1047665" table:style-name="ro1">
          <table:table-cell table:number-columns-repeated="16384"/>
        </table:table-row>
        <table:named-expressions>
          <table:named-range table:name="_xlnm._FilterDatabase" table:cell-range-address="Test_cases.$A$1:Test_cases.$S$357" table:base-cell-address="Test_cases.$A$1"/>
          <table:named-range table:name="Z_11107A13_5867_4CB4_98CE_A1AD6CF6CB51_.wvu.FilterData" table:cell-range-address="Test_cases.$I$1:Test_cases.$I$892" table:base-cell-address="Test_cases.$A$1"/>
          <table:named-range table:name="Z_55D42618_5909_4508_8D76_51A1156B73A2_.wvu.FilterData" table:cell-range-address="Test_cases.$G$1:Test_cases.$G$911" table:base-cell-address="Test_cases.$A$1"/>
          <table:named-range table:name="Z_60DCAE3E_68EF_4042_BF96_72604BFDDF03_.wvu.FilterData" table:cell-range-address="Test_cases.$G$1:Test_cases.$G$911" table:base-cell-address="Test_cases.$A$1"/>
          <table:named-range table:name="Z_C00D2B4D_DED8_4F5C_A6C3_DD92DEFA070E_.wvu.FilterData" table:cell-range-address="Test_cases.$G$1:Test_cases.$G$911" table:base-cell-address="Test_cases.$A$1"/>
          <table:named-range table:name="Z_CC2B6F2D_4AA0_433A_93E5_AAE32EE107C9_.wvu.FilterData" table:cell-range-address="Test_cases.$G$1:Test_cases.$G$911" table:base-cell-address="Test_cases.$A$1"/>
        </table:named-expressions>
      </table:table>
      <table:table table:name="Defect-In-BugZilla" table:style-name="ta1">
        <table:table-column table:style-name="co27" table:number-columns-repeated="3" table:default-cell-style-name="ce1"/>
        <table:table-column table:style-name="co28" table:default-cell-style-name="ce1"/>
        <table:table-column table:style-name="co27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7" table:number-columns-repeated="17" table:default-cell-style-name="ce1"/>
        <table:table-column table:style-name="co6" table:number-columns-repeated="997" table:default-cell-style-name="ce1"/>
        <table:table-column table:style-name="co7" table:number-columns-repeated="15360" table:default-cell-style-name="ce1"/>
        <table:table-row table:style-name="ro20">
          <table:table-cell office:value-type="string" table:style-name="ce66">
            <text:p><text:s text:c="2"/>Bug ID</text:p>
          </table:table-cell>
          <table:table-cell office:value-type="string" table:style-name="ce66">
            <text:p>Component</text:p>
          </table:table-cell>
          <table:table-cell office:value-type="string" table:style-name="ce66">
            <text:p>Severity</text:p>
          </table:table-cell>
          <table:table-cell office:value-type="string" table:style-name="ce66">
            <text:p>Status</text:p>
          </table:table-cell>
          <table:table-cell office:value-type="string" table:style-name="ce66">
            <text:p>Resolution</text:p>
          </table:table-cell>
          <table:table-cell office:value-type="string" table:style-name="ce66">
            <text:p>Summary</text:p>
          </table:table-cell>
          <table:table-cell office:value-type="string" table:style-name="ce66">
            <text:p>Actual Result</text:p>
          </table:table-cell>
          <table:table-cell office:value-type="string" table:style-name="ce66">
            <text:p>Expected Result</text:p>
          </table:table-cell>
          <table:table-cell office:value-type="string" table:style-name="ce66">
            <text:p>Steps To Reproduce</text:p>
          </table:table-cell>
          <table:table-cell office:value-type="string" table:style-name="ce66">
            <text:p>TC No.</text:p>
          </table:table-cell>
          <table:table-cell office:value-type="string" table:style-name="ce66">
            <text:p>Defect No.</text:p>
          </table:table-cell>
          <table:table-cell office:value-type="string" table:style-name="ce66">
            <text:p>Attachment</text:p>
          </table:table-cell>
          <table:table-cell table:number-columns-repeated="15" table:style-name="ce66"/>
          <table:table-cell table:number-columns-repeated="16357"/>
        </table:table-row>
        <table:table-row table:style-name="ro21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tion || Login as Admin|| Dashboard||</text:p>
            <text:p>User || edit User || contact number is not working</text:p>
          </table:table-cell>
          <table:table-cell office:value-type="string" table:style-name="ce18">
            <text:p>showing invalid Contact number</text:p>
            <text:p>with country code.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Go to "http://202.191.121.20/devtest/btrc"</text:p>
            <text:p>1. Log in as admin</text:p>
            <text:p>2. Go to user page</text:p>
            <text:p>3. Click on edit user page form action coloumn</text:p>
            <text:p>4. Enter Contact number showing invalid</text:p>
            <text:p>with country code.</text:p>
          </table:table-cell>
          <table:table-cell office:value-type="string" table:style-name="ce13">
            <text:p>TS004_TC006</text:p>
          </table:table-cell>
          <table:table-cell table:number-columns-repeated="17" table:style-name="ce18"/>
          <table:table-cell table:number-columns-repeated="16357"/>
        </table:table-row>
        <table:table-row table:style-name="ro22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ntion || Login as Admin || Users || Add User || contact number is not working properly</text:p>
          </table:table-cell>
          <table:table-cell office:value-type="string" table:style-name="ce18">
            <text:p>showing invalid Contact number</text:p>
            <text:p>with country code.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Go to "http://202.191.121.20/devtest/btrc"</text:p>
            <text:p>1. Log in as admin</text:p>
            <text:p>2. Go to users page</text:p>
            <text:p>3. Click on add user button</text:p>
            <text:p>4. Enter Contact number showing invalid</text:p>
            <text:p>with country code.</text:p>
          </table:table-cell>
          <table:table-cell office:value-type="string" table:style-name="ce13">
            <text:p>TS005_TC001</text:p>
          </table:table-cell>
          <table:table-cell table:number-columns-repeated="17" table:style-name="ce18"/>
          <table:table-cell table:number-columns-repeated="16357"/>
        </table:table-row>
        <table:table-row table:style-name="ro23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Minor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ntion || Login as Admin||Settings || institute || edit institute || Contact number &amp; password is not working properly</text:p>
          </table:table-cell>
          <table:table-cell office:value-type="string" table:style-name="ce18">
            <text:p>1. Password fields is not mandatory</text:p>
            <text:p>2. showing invalid Contact number</text:p>
            <text:p>with country code.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Go to "http://202.191.121.20/devtest/btrc"</text:p>
            <text:p>1. Log in as admin</text:p>
            <text:p>2. Go to Setting</text:p>
            <text:p>&amp; Go to institute page</text:p>
            <text:p>3. Click on action column edit institute button</text:p>
            <text:p>4. Enter Contact number showing invalid</text:p>
            <text:p>with country code &amp; Password fields is not mandatory</text:p>
            <text:p>5. Click on update institute button. Observe the data is getting update.</text:p>
          </table:table-cell>
          <table:table-cell office:value-type="string" table:style-name="ce13">
            <text:p>TC008_TC008</text:p>
          </table:table-cell>
          <table:table-cell table:number-columns-repeated="17" table:style-name="ce18"/>
          <table:table-cell table:number-columns-repeated="16357"/>
        </table:table-row>
        <table:table-row table:style-name="ro24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Minor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ntion || Login as Admin ||Settings|| institute || add institute || Text input is not working properly</text:p>
          </table:table-cell>
          <table:table-cell office:value-type="string" table:style-name="ce18">
            <text:p>1. showing invalid Contact number</text:p>
            <text:p>with country code.</text:p>
            <text:p/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Go to "http://202.191.121.20/devtest/btrc"</text:p>
            <text:p>1. Log in as admin</text:p>
            <text:p>2. Go to Setting</text:p>
            <text:p>&amp; Go to institute page</text:p>
            <text:p>3. Click on add institute button</text:p>
            <text:p>4. Enter Contact number showing invalid</text:p>
            <text:p>with country code</text:p>
            <text:p>5. Click on add institute button. Observe the data is getting added list.</text:p>
          </table:table-cell>
          <table:table-cell office:value-type="string" table:style-name="ce13">
            <text:p>TS009_TC001</text:p>
          </table:table-cell>
          <table:table-cell table:number-columns-repeated="17" table:style-name="ce18"/>
          <table:table-cell table:number-columns-repeated="16357"/>
        </table:table-row>
        <table:table-row table:style-name="ro25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ntion || Login as Admin || Settings || Freequency Charges || edit Freequency charges from Action column || Frequency Charge input field is Taking</text:p>
            <text:p>characters as input</text:p>
          </table:table-cell>
          <table:table-cell office:value-type="string" table:style-name="ce18">
            <text:p>1.Frequency Charge input field is Taking</text:p>
            <text:p>characters as input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Go to "http://202.191.121.20/devtest/btrc"</text:p>
            <text:p>1. Log in as admin</text:p>
            <text:p>2. Go to Setting</text:p>
            <text:p>2. Frequency Charge page</text:p>
            <text:p>3. Click on Edit button from Action Column</text:p>
            <text:p/>
            <text:p>4. Enter "Character data" in Frequency Chargea field</text:p>
            <text:p>5. Click on Add freequency button. Observe the data is getting saved.</text:p>
          </table:table-cell>
          <table:table-cell office:value-type="string" table:style-name="ce81">
            <text:p>TS016_TC006</text:p>
          </table:table-cell>
          <table:table-cell table:number-columns-repeated="17" table:style-name="ce18"/>
          <table:table-cell table:number-columns-repeated="16357"/>
        </table:table-row>
        <table:table-row table:style-name="ro26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ntion || Login as Admin || Settings || Freequency Charges ||Add Freequency charges from Action column || Frequency Charge input field is Taking</text:p>
            <text:p>characters as input</text:p>
          </table:table-cell>
          <table:table-cell office:value-type="string" table:style-name="ce18">
            <text:p>1.Frequency Charge input field is Taking</text:p>
            <text:p>characters as input</text:p>
          </table:table-cell>
          <table:table-cell office:value-type="string" table:style-name="ce18">
            <text:p>It should work</text:p>
          </table:table-cell>
          <table:table-cell office:value-type="string" table:style-name="ce74">
            <text:p>Go to "http://202.191.121.20/devtest/btrc"</text:p>
            <text:p>1. Log in as admin</text:p>
            <text:p>2. Go to Setting</text:p>
            <text:p>2. Frequency Charge page</text:p>
            <text:p>3. Click on add button</text:p>
            <text:p/>
            <text:p>4. Enter "Character data" in Frequency Chargea field</text:p>
            <text:p>5. Click on Add freequency button. Observe the data is getting saved.</text:p>
          </table:table-cell>
          <table:table-cell office:value-type="string" table:style-name="ce82">
            <text:p>TS017_TC001</text:p>
          </table:table-cell>
          <table:table-cell table:style-name="ce63"/>
          <table:table-cell table:number-columns-repeated="16" table:style-name="ce18"/>
          <table:table-cell table:number-columns-repeated="16357"/>
        </table:table-row>
        <table:table-row table:style-name="ro27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ntion || Login as Admin || Settings || Power Output Charge ||edit Power Output Charge from Action column || Power Output Charge &amp; Power Output</text:p>
            <text:p>input fields are not working properly</text:p>
          </table:table-cell>
          <table:table-cell office:value-type="string" table:style-name="ce18">
            <text:p>1.Power Output Charge input field is Taking</text:p>
            <text:p>characters as input</text:p>
            <text:p>2.Power Output is taking unlimited Data</text:p>
          </table:table-cell>
          <table:table-cell office:value-type="string" table:style-name="ce18">
            <text:p>It should work</text:p>
          </table:table-cell>
          <table:table-cell office:value-type="string" table:style-name="ce74">
            <text:p>Go to "http://202.191.121.20/devtest/btrc"</text:p>
            <text:p>1. Log in as admin</text:p>
            <text:p>2. Go to Setting</text:p>
            <text:p>2. Power Output Charge</text:p>
            <text:p>3. Click on action column edit button</text:p>
            <text:p>4. Enter "Character data" in Power Output Charge field &amp;</text:p>
            <text:p>unlimited data in power output fields</text:p>
            <text:p>5. Click on update Power Output charge button. Observe the data is getting saved.</text:p>
          </table:table-cell>
          <table:table-cell office:value-type="string" table:style-name="ce79">
            <text:p>TS018_TC006</text:p>
          </table:table-cell>
          <table:table-cell table:style-name="ce63"/>
          <table:table-cell table:number-columns-repeated="16" table:style-name="ce18"/>
          <table:table-cell table:number-columns-repeated="16357"/>
        </table:table-row>
        <table:table-row table:style-name="ro28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tion || Login as Admin || Settings || Power Output Charge ||Add Power Output Charge Button || Power Output Charge &amp; Power Output</text:p>
            <text:p>input fields are not working properly</text:p>
          </table:table-cell>
          <table:table-cell office:value-type="string" table:style-name="ce68"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Go to "http://202.191.121.20/devtest/btrc"</text:p>
            <text:p>1. Log in as admin</text:p>
            <text:p>2. Go to Setting</text:p>
            <text:p>2. Power Output Charge</text:p>
            <text:p>3. Click on action column edit button</text:p>
            <text:p>4. Enter "Character data" in Power Output Charge field &amp;</text:p>
            <text:p>unlimited data in power output fields</text:p>
            <text:p>5. Click on update Power Output charge button. I10Observe the data is getting saved.</text:p>
          </table:table-cell>
          <table:table-cell office:value-type="string" table:style-name="ce67">
            <text:p>TS018_TC006</text:p>
          </table:table-cell>
          <table:table-cell table:number-columns-repeated="17" table:style-name="ce18"/>
          <table:table-cell table:number-columns-repeated="16357"/>
        </table:table-row>
        <table:table-row table:style-name="ro28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74">
            <text:p>Demand Note Automantion || Login as Admin || Settings || Power Output Charge Band Page || Add Power Output Charge Band Page form action column||</text:p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office:value-type="string" table:style-name="ce83">
            <text:p>1.Power Output Charge input field is Taking</text:p>
            <text:p>characters as input</text:p>
            <text:p>2.Power Output is taking unlimited Data, but SRS Mentioned Only 255Number.</text:p>
          </table:table-cell>
          <table:table-cell office:value-type="string" table:style-name="ce63">
            <text:p>Should working</text:p>
          </table:table-cell>
          <table:table-cell office:value-type="string" table:style-name="ce74">
            <text:p>Go to "http://202.191.121.20/devtest/btrc"</text:p>
            <text:p>1. Log in as admin</text:p>
            <text:p>2. Go to Setting</text:p>
            <text:p>2. Power Output Charge</text:p>
            <text:p>3. Click on action column edit button</text:p>
            <text:p>4. Enter "Character data" in Power Output Charge field &amp;</text:p>
            <text:p>unlimited data in power output fields</text:p>
            <text:p>5. Click on update Power Output charge button. I10Observe the data is getting saved.</text:p>
          </table:table-cell>
          <table:table-cell office:value-type="string" table:style-name="ce79">
            <text:p>TS019_TC001</text:p>
          </table:table-cell>
          <table:table-cell table:style-name="ce63"/>
          <table:table-cell table:number-columns-repeated="16" table:style-name="ce18"/>
          <table:table-cell table:number-columns-repeated="16357"/>
        </table:table-row>
        <table:table-row table:style-name="ro28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74">
            <text:p>Demand Note Automantion || Login as Admin || Settings || Terminal Charges || edit Terminal Charge form action column||</text:p>
            <text:p>Terminal Charge amount &amp; Terminal Charge input fields are not working properly .</text:p>
          </table:table-cell>
          <table:table-cell office:value-type="string" table:style-name="ce83">
            <text:p>1.Terminal Charge amount is taking</text:p>
            <text:p>characters as input</text:p>
            <text:p>2.Terminal Charge input fields is taking unlimited Data.</text:p>
          </table:table-cell>
          <table:table-cell office:value-type="string" table:style-name="ce63">
            <text:p>It should work</text:p>
          </table:table-cell>
          <table:table-cell office:value-type="string" table:style-name="ce18">
            <text:p>Go to "http://202.191.121.20/devtest/btrc"</text:p>
            <text:p>1. Log in as admin</text:p>
            <text:p>2. Go to Setting</text:p>
            <text:p>&amp; Terminal Charge page</text:p>
            <text:p>3. Edit Terminal charge form action column</text:p>
            <text:p>4. Enter "Character data" in Terminal charge amount field &amp;</text:p>
            <text:p>unlimited data in Terminal charge input fields</text:p>
            <text:p>5. Click on update Terminal charge button. Observe the data is getting saved.</text:p>
          </table:table-cell>
          <table:table-cell office:value-type="string" table:style-name="ce67">
            <text:p>TS020_TC006</text:p>
          </table:table-cell>
          <table:table-cell table:number-columns-repeated="17" table:style-name="ce18"/>
          <table:table-cell table:number-columns-repeated="16357"/>
        </table:table-row>
        <table:table-row table:style-name="ro29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ntion || Login as Admin || Settings || Terminal Charges || add Terminal Charge||</text:p>
            <text:p>Terminal Charge amount &amp; Terminal Charge input fields are not working properly .</text:p>
          </table:table-cell>
          <table:table-cell office:value-type="string" table:style-name="ce68">
            <text:p>1.Terminal Charge amount is taking</text:p>
            <text:p>characters as input</text:p>
            <text:p>2.Terminal Charge input fields is taking unlimited Data.</text:p>
          </table:table-cell>
          <table:table-cell office:value-type="string" table:style-name="ce18">
            <text:p>It should work</text:p>
          </table:table-cell>
          <table:table-cell office:value-type="string" table:style-name="ce74">
            <text:p>Go to "http://202.191.121.20/devtest/btrc"</text:p>
            <text:p>1. Log in as admin</text:p>
            <text:p>2. Go to Setting</text:p>
            <text:p>&amp; Terminal Charge page</text:p>
            <text:p>3. Click Add Terminal Charge</text:p>
            <text:p>4. Enter "Character data" in Terminal charge amount field &amp;</text:p>
            <text:p>unlimited data in Terminal charge input fields</text:p>
            <text:p>5. Click on addTerminal charge button. Observe the data is getting saved.</text:p>
          </table:table-cell>
          <table:table-cell office:value-type="string" table:style-name="ce79">
            <text:p>TS021_TC001</text:p>
          </table:table-cell>
          <table:table-cell table:style-name="ce63"/>
          <table:table-cell table:number-columns-repeated="16" table:style-name="ce18"/>
          <table:table-cell table:number-columns-repeated="16357"/>
        </table:table-row>
        <table:table-row table:style-name="ro30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ntion || Login as Admin || Settings || Power Output Charge ||edit Miscellaneous Charge from action column || Miscellaneous Charge</text:p>
            <text:p>&amp; Miscellaneous Charge amount input fields are not working properly</text:p>
          </table:table-cell>
          <table:table-cell office:value-type="string" table:style-name="ce18">
            <text:p>1.Miscellaneous Charge amount field is Taking</text:p>
            <text:p>characters as input</text:p>
            <text:p>2.Miscellaneous charge input fields is taking unlimited Data</text:p>
          </table:table-cell>
          <table:table-cell office:value-type="string" table:style-name="ce18">
            <text:p>It should work</text:p>
          </table:table-cell>
          <table:table-cell office:value-type="string" table:style-name="ce74">
            <text:p>Go to "http://202.191.121.20/devtest/btrc"</text:p>
            <text:p>1. Log in as admin</text:p>
            <text:p>2. Go to Setting</text:p>
            <text:p>2. Miscellaneous Charges page</text:p>
            <text:p>2. Click on edit Miscellaneous Charge button form action column</text:p>
            <text:p>3. Enter "Character data" in Miscellaneous Charge amount field &amp;</text:p>
            <text:p>unlimited data in Miscellaneous Charge input fields</text:p>
            <text:p>5. Click on update Miscellaneous Charges button. Observe the data is getting saved.</text:p>
          </table:table-cell>
          <table:table-cell office:value-type="string" table:style-name="ce79">
            <text:p>TS022_TC006</text:p>
          </table:table-cell>
          <table:table-cell table:style-name="ce63"/>
          <table:table-cell table:number-columns-repeated="16" table:style-name="ce18"/>
          <table:table-cell table:number-columns-repeated="16357"/>
        </table:table-row>
        <table:table-row table:style-name="ro31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ntion || Login as Admin || Settings || Miscellaneous Charges|| add Miscellaneous Charges || Miscellaneous Charge amount &amp; Miscellaneous Charge</text:p>
            <text:p>input fields are not working properly</text:p>
          </table:table-cell>
          <table:table-cell office:value-type="string" table:style-name="ce18">
            <text:p>1.Miscellaneous Charge amount field is Taking</text:p>
            <text:p>characters as input</text:p>
            <text:p>2.Miscellaneous charge input fields is taking unlimited Data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Go to "http://202.191.121.20/devtest/btrc"</text:p>
            <text:p>1. Log in as admin</text:p>
            <text:p>2. Go to Setting</text:p>
            <text:p>2. Click on add Miscellaneous Charges</text:p>
            <text:p>3. Enter "Character data" in Miscellaneous Charge amount field &amp;</text:p>
            <text:p>unlimited data in Miscellaneous Charge fields</text:p>
            <text:p>5. Click on add Miscellaneous Charge button. Observe the data is getting saved.</text:p>
          </table:table-cell>
          <table:table-cell office:value-type="string" table:style-name="ce67">
            <text:p>TS023_TC001</text:p>
          </table:table-cell>
          <table:table-cell table:number-columns-repeated="17" table:style-name="ce18"/>
          <table:table-cell table:number-columns-repeated="16357"/>
        </table:table-row>
        <table:table-row table:style-name="ro32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tion || Login as Admin || Settings || Licence Fees || add Licences Fee || Licences Fee amount &amp; Licence Fee Text</text:p>
            <text:p>input fields are not working properly</text:p>
          </table:table-cell>
          <table:table-cell office:value-type="string" table:style-name="ce18">
            <text:p>1. Licence Fee Text is taking unlimited Data</text:p>
            <text:p>2. Licence Fee Amount filed Input characters</text:p>
          </table:table-cell>
          <table:table-cell office:value-type="string" table:style-name="ce18">
            <text:p>It should work</text:p>
          </table:table-cell>
          <table:table-cell office:value-type="string" table:style-name="ce74">
            <text:p>Go to "http://202.191.121.20/devtest/btrc"</text:p>
            <text:p>1. Log in as admin</text:p>
            <text:p>2. Go to Setting</text:p>
            <text:p>2. Click on Licence Fees</text:p>
            <text:p>3. Chick on add Licence Fee Button</text:p>
            <text:p>3. Enter "Character data" in Licence Fee amount &amp;</text:p>
            <text:p>unlimited data in Licence Fee text fields</text:p>
            <text:p>5. Click on add Update Licence fee button. Observe the data is getting saved.</text:p>
          </table:table-cell>
          <table:table-cell office:value-type="string" table:style-name="ce79">
            <text:p>TS024_TC006</text:p>
          </table:table-cell>
          <table:table-cell table:style-name="ce63"/>
          <table:table-cell table:number-columns-repeated="16" table:style-name="ce18"/>
          <table:table-cell table:number-columns-repeated="16357"/>
        </table:table-row>
        <table:table-row table:style-name="ro33">
          <table:table-cell table:style-name="ce15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Enhancement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tion || Login as Admin || Settings || Licence Fees || Licences Fee Table Action Column edit button || Licences Fee amount &amp; Licence Fee Text</text:p>
            <text:p>input fields are not working properly</text:p>
          </table:table-cell>
          <table:table-cell office:value-type="string" table:style-name="ce18">
            <text:p>1. Licence Fee Text is taking unlimited Data</text:p>
            <text:p>2. Licence Fee Amount filed Input characters</text:p>
          </table:table-cell>
          <table:table-cell office:value-type="string" table:style-name="ce18">
            <text:p>It should work</text:p>
          </table:table-cell>
          <table:table-cell office:value-type="string" table:style-name="ce74">
            <text:p>Go to "http://202.191.121.20/devtest/btrc"</text:p>
            <text:p>1. Log in as admin</text:p>
            <text:p>2. Go to Setting</text:p>
            <text:p>2. Click on Licence Fees</text:p>
            <text:p>3. Click on action cloumn edit Button</text:p>
            <text:p>3. Enter "Character data" in Licence Fee Text field &amp;</text:p>
            <text:p>unlimited data in Licence Fee Amount fields</text:p>
            <text:p>5. Click on add Update Licence fee button. Observe the data is getting saved.</text:p>
          </table:table-cell>
          <table:table-cell office:value-type="string" table:style-name="ce79">
            <text:p>TS025_TC001</text:p>
          </table:table-cell>
          <table:table-cell table:style-name="ce63"/>
          <table:table-cell table:number-columns-repeated="16" table:style-name="ce18"/>
          <table:table-cell table:number-columns-repeated="16357"/>
        </table:table-row>
        <table:table-row table:style-name="ro34">
          <table:table-cell table:style-name="ce18"/>
          <table:table-cell office:value-type="string" table:content-validation-name="val6" table:style-name="ce18">
            <text:p>Admin</text:p>
          </table:table-cell>
          <table:table-cell office:value-type="string" table:content-validation-name="val7" table:style-name="ce18">
            <text:p>Normal</text:p>
          </table:table-cell>
          <table:table-cell table:content-validation-name="val8" table:style-name="ce18"/>
          <table:table-cell table:style-name="ce18"/>
          <table:table-cell office:value-type="string" table:style-name="ce18">
            <text:p>Demand Note Automation || Login as Company|| Dashboard||</text:p>
            <text:p>Action || View||printing format is not working</text:p>
          </table:table-cell>
          <table:table-cell office:value-type="string" table:style-name="ce18">
            <text:p>1. printing format is not working</text:p>
          </table:table-cell>
          <table:table-cell office:value-type="string" table:style-name="ce18">
            <text:p>It should work</text:p>
          </table:table-cell>
          <table:table-cell office:value-type="string" table:style-name="ce18">
            <text:p>Go to "http://202.191.121.20/devtest/btrc"</text:p>
            <text:p>1. Log in as Company</text:p>
            <text:p>2. Go to Dashboard page</text:p>
            <text:p>3. Go to action Columm</text:p>
            <text:p>3. Click on print button and verify application</text:p>
            <text:p>is not downloading printing format.</text:p>
          </table:table-cell>
          <table:table-cell office:value-type="string" table:style-name="ce77">
            <text:p>TS039_TC006</text:p>
          </table:table-cell>
          <table:table-cell table:number-columns-repeated="17" table:style-name="ce18"/>
          <table:table-cell table:number-columns-repeated="16357"/>
        </table:table-row>
        <table:table-row table:style-name="ro20">
          <table:table-cell table:style-name="ce18"/>
          <table:table-cell table:content-validation-name="val6" table:style-name="ce18"/>
          <table:table-cell table:content-validation-name="val7" table:style-name="ce18"/>
          <table:table-cell table:content-validation-name="val8" table:style-name="ce18"/>
          <table:table-cell table:number-columns-repeated="5" table:style-name="ce18"/>
          <table:table-cell table:style-name="ce13"/>
          <table:table-cell table:number-columns-repeated="17" table:style-name="ce18"/>
          <table:table-cell table:number-columns-repeated="16357"/>
        </table:table-row>
        <table:table-row table:number-rows-repeated="2" table:style-name="ro35">
          <table:table-cell table:style-name="ce18"/>
          <table:table-cell table:content-validation-name="val6" table:style-name="ce18"/>
          <table:table-cell table:content-validation-name="val7" table:style-name="ce18"/>
          <table:table-cell table:content-validation-name="val8" table:style-name="ce18"/>
          <table:table-cell table:number-columns-repeated="5" table:style-name="ce18"/>
          <table:table-cell table:style-name="ce13"/>
          <table:table-cell table:number-columns-repeated="17" table:style-name="ce18"/>
          <table:table-cell table:number-columns-repeated="16357"/>
        </table:table-row>
        <table:table-row table:style-name="ro35">
          <table:table-cell table:style-name="ce18"/>
          <table:table-cell table:content-validation-name="val6" table:style-name="ce18"/>
          <table:table-cell table:content-validation-name="val7" table:style-name="ce18"/>
          <table:table-cell table:content-validation-name="val8" table:style-name="ce18"/>
          <table:table-cell table:number-columns-repeated="2" table:style-name="ce18"/>
          <table:table-cell table:style-name="ce14"/>
          <table:table-cell table:number-columns-repeated="2" table:style-name="ce18"/>
          <table:table-cell table:style-name="ce13"/>
          <table:table-cell table:number-columns-repeated="17" table:style-name="ce18"/>
          <table:table-cell table:number-columns-repeated="16357"/>
        </table:table-row>
        <table:table-row table:style-name="ro35">
          <table:table-cell table:style-name="ce18"/>
          <table:table-cell table:content-validation-name="val6" table:style-name="ce18"/>
          <table:table-cell table:content-validation-name="val7" table:style-name="ce15"/>
          <table:table-cell table:content-validation-name="val8" table:style-name="ce18"/>
          <table:table-cell table:number-columns-repeated="2" table:style-name="ce18"/>
          <table:table-cell table:style-name="ce15"/>
          <table:table-cell table:number-columns-repeated="2" table:style-name="ce18"/>
          <table:table-cell table:style-name="ce13"/>
          <table:table-cell table:number-columns-repeated="17" table:style-name="ce18"/>
          <table:table-cell table:number-columns-repeated="16357"/>
        </table:table-row>
        <table:table-row table:style-name="ro35">
          <table:table-cell table:style-name="ce18"/>
          <table:table-cell table:content-validation-name="val6" table:style-name="ce18"/>
          <table:table-cell table:content-validation-name="val7" table:style-name="ce18"/>
          <table:table-cell table:content-validation-name="val8" table:style-name="ce18"/>
          <table:table-cell table:number-columns-repeated="2" table:style-name="ce18"/>
          <table:table-cell table:style-name="ce17"/>
          <table:table-cell table:number-columns-repeated="20" table:style-name="ce18"/>
          <table:table-cell table:number-columns-repeated="16357"/>
        </table:table-row>
        <table:table-row table:number-rows-repeated="12" table:style-name="ro35">
          <table:table-cell table:style-name="ce18"/>
          <table:table-cell table:content-validation-name="val6" table:style-name="ce18"/>
          <table:table-cell table:content-validation-name="val7" table:style-name="ce18"/>
          <table:table-cell table:content-validation-name="val8" table:style-name="ce18"/>
          <table:table-cell table:number-columns-repeated="23" table:style-name="ce18"/>
          <table:table-cell table:number-columns-repeated="16357"/>
        </table:table-row>
        <table:table-row table:number-rows-repeated="8" table:style-name="ro35">
          <table:table-cell table:style-name="ce18"/>
          <table:table-cell table:content-validation-name="val6" table:style-name="ce18"/>
          <table:table-cell table:style-name="ce18"/>
          <table:table-cell table:content-validation-name="val8" table:style-name="ce18"/>
          <table:table-cell table:number-columns-repeated="23" table:style-name="ce18"/>
          <table:table-cell table:number-columns-repeated="16357"/>
        </table:table-row>
        <table:table-row table:number-rows-repeated="47" table:style-name="ro35">
          <table:table-cell table:number-columns-repeated="3" table:style-name="ce18"/>
          <table:table-cell table:content-validation-name="val8" table:style-name="ce18"/>
          <table:table-cell table:number-columns-repeated="23" table:style-name="ce18"/>
          <table:table-cell table:number-columns-repeated="16357"/>
        </table:table-row>
        <table:table-row table:number-rows-repeated="885" table:style-name="ro35">
          <table:table-cell table:number-columns-repeated="27" table:style-name="ce18"/>
          <table:table-cell table:number-columns-repeated="16357"/>
        </table:table-row>
        <table:table-row table:number-rows-repeated="1047601" table:style-name="ro1">
          <table:table-cell table:number-columns-repeated="16384"/>
        </table:table-row>
      </table:table>
      <table:table table:name="Review_Comment" table:style-name="ta1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number-columns-repeated="3" table:default-cell-style-name="ce1"/>
        <table:table-column table:style-name="co9" table:default-cell-style-name="ce1"/>
        <table:table-column table:style-name="co39" table:default-cell-style-name="ce1"/>
        <table:table-column table:style-name="co40" table:default-cell-style-name="ce1"/>
        <table:table-column table:style-name="co19" table:number-columns-repeated="16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36">
          <table:table-cell office:value-type="string" table:style-name="ce69">
            <text:p>SL No</text:p>
          </table:table-cell>
          <table:table-cell office:value-type="string" table:style-name="ce69">
            <text:p>Document name</text:p>
          </table:table-cell>
          <table:table-cell office:value-type="string" table:style-name="ce69">
            <text:p>Section name</text:p>
          </table:table-cell>
          <table:table-cell office:value-type="string" table:style-name="ce69">
            <text:p>Review Comment</text:p>
          </table:table-cell>
          <table:table-cell office:value-type="string" table:style-name="ce69">
            <text:p>Author name</text:p>
          </table:table-cell>
          <table:table-cell office:value-type="string" table:style-name="ce69">
            <text:p>Solution</text:p>
          </table:table-cell>
          <table:table-cell office:value-type="string" table:style-name="ce69">
            <text:p>Review Comment</text:p>
          </table:table-cell>
          <table:table-cell office:value-type="string" table:style-name="ce69">
            <text:p>Reviewed By</text:p>
          </table:table-cell>
          <table:table-cell office:value-type="string" table:style-name="ce69">
            <text:p>Reviewed Date</text:p>
          </table:table-cell>
          <table:table-cell office:value-type="string" table:content-validation-name="val9" table:style-name="ce69">
            <text:p>Status</text:p>
          </table:table-cell>
          <table:table-cell table:number-columns-repeated="16" table:style-name="ce26"/>
          <table:table-cell table:number-columns-repeated="16358"/>
        </table:table-row>
        <table:table-row table:number-rows-repeated="2" table:style-name="ro3">
          <table:table-cell table:number-columns-repeated="26" table:style-name="ce26"/>
          <table:table-cell table:number-columns-repeated="16358"/>
        </table:table-row>
        <table:table-row table:number-rows-repeated="6" table:style-name="ro3">
          <table:table-cell table:style-name="ce32"/>
          <table:table-cell table:number-columns-repeated="2" table:style-name="ce26"/>
          <table:table-cell table:style-name="ce70"/>
          <table:table-cell table:number-columns-repeated="22" table:style-name="ce26"/>
          <table:table-cell table:number-columns-repeated="16358"/>
        </table:table-row>
        <table:table-row table:style-name="ro3">
          <table:table-cell table:style-name="ce32"/>
          <table:table-cell table:number-columns-repeated="2" table:style-name="ce26"/>
          <table:table-cell table:style-name="ce71"/>
          <table:table-cell table:number-columns-repeated="22" table:style-name="ce26"/>
          <table:table-cell table:number-columns-repeated="16358"/>
        </table:table-row>
        <table:table-row table:number-rows-repeated="10" table:style-name="ro3">
          <table:table-cell table:style-name="ce32"/>
          <table:table-cell table:number-columns-repeated="2" table:style-name="ce26"/>
          <table:table-cell table:style-name="ce70"/>
          <table:table-cell table:number-columns-repeated="22" table:style-name="ce26"/>
          <table:table-cell table:number-columns-repeated="16358"/>
        </table:table-row>
        <table:table-row table:number-rows-repeated="980" table:style-name="ro4">
          <table:table-cell table:style-name="ce32"/>
          <table:table-cell table:number-columns-repeated="2" table:style-name="ce26"/>
          <table:table-cell table:style-name="ce70"/>
          <table:table-cell table:number-columns-repeated="22" table:style-name="ce26"/>
          <table:table-cell table:number-columns-repeated="16358"/>
        </table:table-row>
        <table:table-row table:number-rows-repeated="1047576" table:style-name="ro1">
          <table:table-cell table:number-columns-repeated="16384"/>
        </table:table-row>
      </table:table>
      <table:database-ranges>
        <table:database-range table:target-range-address="Test_Scenarios.H1:Test_Scenarios.H963" table:name="__Anonymous_Sheet_DB__1" table:display-filter-buttons="true"/>
        <table:database-range table:target-range-address="Test_cases.A1:Test_cases.S357" table:name="__Anonymous_Sheet_DB__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Georgia" svg:font-family="Georgia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 number:style="long"/>
    </number:date-style>
    <number:number-style style:name="N37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980000"/>
      <style:text-properties fo:font-weight="bold" style:font-weight-asian="bold" style:font-weight-complex="bold"/>
    </style:style>
    <style:style style:name="cf2" style:family="table-cell" style:data-style-name="N0">
      <style:table-cell-properties fo:background-color="transparent"/>
      <style:text-properties fo:color="#974806" fo:font-weight="bold" style:font-weight-asian="bold" style:font-weight-complex="bold"/>
    </style:style>
    <style:style style:name="cf3" style:family="table-cell" style:data-style-name="N0">
      <style:table-cell-properties fo:background-color="#B7E1CD"/>
    </style:style>
    <style:style style:name="ConditionalStyle_1" style:family="table-cell" style:data-style-name="N0">
      <style:table-cell-properties style:vertical-align="automatic" fo:background-color="transparent"/>
      <style:text-properties fo:color="#974806"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4" style:family="table-cell">
      <style:table-cell-properties fo:background-color="#980000"/>
      <style:text-properties fo:color="#000000" fo:font-weight="bold" style:font-weight-asian="bold" style:font-weight-complex="bold" style:font-family-generic="swiss"/>
    </style:style>
    <style:style style:name="cf5" style:family="table-cell">
      <style:table-cell-properties fo:background-color="transparent"/>
      <style:text-properties fo:color="#974806" fo:font-weight="bold" style:font-weight-asian="bold" style:font-weight-complex="bold" style:font-family-generic="swiss"/>
    </style:style>
    <style:style style:name="cf6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SQTC-PC</meta:initial-creator>
    <dc:creator>HP</dc:creator>
    <meta:creation-date>2006-09-16T00:00:00Z</meta:creation-date>
    <dc:date>2025-01-20T13:33:49Z</dc:date>
    <meta:user-defined meta:name="ICV">05A19E5DE672480EB269B49BB90C939A</meta:user-defined>
    <meta:user-defined meta:name="KSOProductBuildVer">1033-11.2.0.11254</meta:user-defined>
  </office:meta>
</office:document-meta>
</file>